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eading_20_1">
      <style:text-properties officeooo:paragraph-rsid="003da200"/>
    </style:style>
    <style:style style:name="P215" style:family="paragraph" style:parent-style-name="Text_20_body">
      <style:text-properties officeooo:paragraph-rsid="003da200"/>
    </style:style>
    <style:style style:name="P216"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7"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8"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19"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0"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1" style:family="paragraph" style:parent-style-name="Text_20_body">
      <style:text-properties fo:color="#ffffff" loext:opacity="100%" style:font-name="Liberation Serif" fo:font-size="12pt" fo:font-weight="normal" officeooo:paragraph-rsid="003f153a"/>
    </style:style>
    <style:style style:name="P22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3"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4"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5"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26"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27" style:family="paragraph" style:parent-style-name="Standard">
      <style:text-properties fo:color="#cccccc" loext:opacity="100%" officeooo:paragraph-rsid="0043102c" fo:background-color="#1f1f1f"/>
    </style:style>
    <style:style style:name="P228"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29"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0"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1"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2"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3"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34"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35"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36"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37"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39"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0" style:family="paragraph" style:parent-style-name="Standard">
      <style:text-properties fo:color="#cccccc" loext:opacity="100%" style:font-name="Consolas" fo:font-size="10.5pt" fo:font-weight="normal" officeooo:paragraph-rsid="0049c7c8" fo:background-color="#1f1f1f"/>
    </style:style>
    <style:style style:name="P24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4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44" style:family="paragraph" style:parent-style-name="Text_20_body">
      <style:text-properties fo:color="#ffffff" loext:opacity="100%" style:font-name="Liberation Serif" fo:font-size="18pt" fo:font-weight="bold" officeooo:rsid="00490a03" officeooo:paragraph-rsid="004b8ee1" style:font-size-asian="18pt" style:font-weight-asian="bold" style:font-size-complex="18pt" style:font-weight-complex="bold"/>
    </style:style>
    <style:style style:name="P245"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46" style:family="paragraph" style:parent-style-name="Heading_20_2">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7" style:family="paragraph" style:parent-style-name="Text_20_body">
      <style:text-properties fo:color="#ffffff" loext:opacity="100%" officeooo:rsid="0049c7c8" style:font-size-asian="12pt"/>
    </style:style>
    <style:style style:name="P248" style:family="paragraph" style:parent-style-name="Text_20_body" style:list-style-name="L34">
      <style:text-properties fo:color="#ffffff" loext:opacity="100%" officeooo:rsid="0049c7c8" style:font-size-asian="12pt"/>
    </style:style>
    <style:style style:name="P249" style:family="paragraph" style:parent-style-name="Text_20_body" style:list-style-name="L35">
      <style:text-properties fo:color="#ffffff" loext:opacity="100%" officeooo:rsid="0049c7c8" style:font-size-asian="12pt"/>
    </style:style>
    <style:style style:name="P250" style:family="paragraph" style:parent-style-name="Heading_20_2">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51" style:family="paragraph" style:parent-style-name="Text_20_body" style:list-style-name="L36">
      <style:text-properties fo:color="#ffffff" loext:opacity="100%" officeooo:rsid="0049c7c8" style:font-size-asian="12pt"/>
    </style:style>
    <style:style style:name="P252" style:family="paragraph" style:parent-style-name="Text_20_body">
      <style:text-properties fo:color="#ffffff" loext:opacity="100%" style:font-name="Liberation Serif" fo:font-size="12pt" fo:font-weight="normal" officeooo:rsid="004b8ee1" officeooo:paragraph-rsid="004b8ee1" style:font-size-asian="12pt" style:font-weight-asian="normal" style:font-size-complex="12pt" style:font-weight-complex="normal"/>
    </style:style>
    <style:style style:name="P253" style:family="paragraph" style:parent-style-name="Standard">
      <style:text-properties fo:color="#cccccc" loext:opacity="100%" style:font-name="Consolas" fo:font-size="10.5pt" fo:font-weight="normal" officeooo:rsid="004b8ee1" officeooo:paragraph-rsid="004b8ee1" fo:background-color="#1f1f1f" style:font-size-asian="12pt" style:font-weight-asian="normal" style:font-size-complex="12pt" style:font-weight-complex="normal"/>
    </style:style>
    <style:style style:name="P254" style:family="paragraph" style:parent-style-name="Text_20_body">
      <style:text-properties officeooo:paragraph-rsid="004e5181"/>
    </style:style>
    <style:style style:name="P255" style:family="paragraph" style:parent-style-name="Text_20_body">
      <style:text-properties fo:font-size="14pt" fo:font-weight="bold" officeooo:paragraph-rsid="004e5181" style:font-size-asian="14pt" style:font-weight-asian="bold" style:font-size-complex="14pt" style:font-weight-complex="bold"/>
    </style:style>
    <style:style style:name="P256" style:family="paragraph" style:parent-style-name="Text_20_body" style:list-style-name="L37">
      <style:text-properties fo:font-size="14pt" fo:font-weight="bold" style:font-size-asian="14pt" style:font-weight-asian="bold" style:font-size-complex="14pt" style:font-weight-complex="bold"/>
    </style:style>
    <style:style style:name="P257" style:family="paragraph" style:parent-style-name="Text_20_body">
      <style:text-properties fo:font-size="12pt" fo:font-weight="normal" officeooo:rsid="004ef734" officeooo:paragraph-rsid="004ef734" style:font-size-asian="12pt" style:font-weight-asian="normal" style:font-size-complex="12pt" style:font-weight-complex="normal"/>
    </style:style>
    <style:style style:name="P258" style:family="paragraph" style:parent-style-name="Standard">
      <style:text-properties fo:color="#cccccc" loext:opacity="100%" style:font-name="Consolas" fo:font-size="10.5pt" fo:font-weight="normal" officeooo:rsid="004ef734" officeooo:paragraph-rsid="004ef734" fo:background-color="#1f1f1f" style:font-size-asian="12pt" style:font-weight-asian="normal" style:font-size-complex="12pt" style:font-weight-complex="normal"/>
    </style:style>
    <style:style style:name="P259" style:family="paragraph" style:parent-style-name="Text_20_body">
      <style:text-properties officeooo:paragraph-rsid="0051f6c8"/>
    </style:style>
    <style:style style:name="P260" style:family="paragraph" style:parent-style-name="Text_20_body">
      <style:text-properties fo:font-variant="normal" fo:text-transform="none" fo:color="#ffffff" loext:opacity="100%" style:font-name="Liberation Serif" fo:font-size="18pt" fo:letter-spacing="normal" fo:font-style="normal" fo:font-weight="bold" officeooo:rsid="0051f6c8" officeooo:paragraph-rsid="0051f6c8" style:font-size-asian="18pt" style:font-weight-asian="bold" style:font-size-complex="18pt" style:font-weight-complex="bold"/>
    </style:style>
    <style:style style:name="P261" style:family="paragraph" style:parent-style-name="Heading_20_2">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2" style:family="paragraph" style:parent-style-name="Text_20_body">
      <style:text-properties fo:color="#ffffff" loext:opacity="100%" officeooo:rsid="0051f6c8" style:font-size-asian="12pt"/>
    </style:style>
    <style:style style:name="P263" style:family="paragraph" style:parent-style-name="Text_20_body" style:list-style-name="L38">
      <style:text-properties fo:color="#ffffff" loext:opacity="100%" officeooo:rsid="0051f6c8" style:font-size-asian="12pt"/>
    </style:style>
    <style:style style:name="P264" style:family="paragraph" style:parent-style-name="Heading_20_2">
      <style:text-properties style:font-name="Liberation Serif" fo:font-size="14pt" fo:font-weight="bold" officeooo:paragraph-rsid="00522dda" style:font-size-asian="14pt" style:font-weight-asian="bold" style:font-size-complex="14pt" style:font-weight-complex="bold"/>
    </style:style>
    <style:style style:name="P265" style:family="paragraph" style:parent-style-name="Text_20_body">
      <style:text-properties style:font-name="Liberation Serif" fo:font-size="12pt" fo:font-weight="normal" officeooo:rsid="00522dda" officeooo:paragraph-rsid="00522dda" style:font-size-asian="12pt" style:font-weight-asian="normal" style:font-size-complex="12pt" style:font-weight-complex="normal"/>
    </style:style>
    <style:style style:name="P266" style:family="paragraph" style:parent-style-name="Standard">
      <style:text-properties fo:font-variant="normal" fo:text-transform="none" fo:color="#cccccc" loext:opacity="100%" style:font-name="Consolas" fo:font-size="10.5pt" fo:letter-spacing="normal" fo:font-style="normal" fo:font-weight="normal" officeooo:rsid="0051f6c8" officeooo:paragraph-rsid="0051f6c8" fo:background-color="#1f1f1f" style:font-size-asian="12pt" style:font-weight-asian="normal" style:font-size-complex="12pt" style:font-weight-complex="normal"/>
    </style:style>
    <style:style style:name="P267" style:family="paragraph" style:parent-style-name="Text_20_body">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8" style:family="paragraph" style:parent-style-name="Text_20_body">
      <style:text-properties fo:font-variant="normal" fo:text-transform="none" fo:color="#ffffff" loext:opacity="100%" style:font-name="Liberation Serif" fo:font-size="12pt" fo:letter-spacing="normal" fo:font-style="normal" fo:font-weight="normal" officeooo:rsid="0053e65b" officeooo:paragraph-rsid="0053e65b" style:font-size-asian="12pt" style:font-weight-asian="normal" style:font-size-complex="12pt" style:font-weight-complex="normal"/>
    </style:style>
    <style:style style:name="P269" style:family="paragraph" style:parent-style-name="Standard">
      <style:text-properties fo:font-variant="normal" fo:text-transform="none" fo:color="#cccccc" loext:opacity="100%" style:font-name="Consolas" fo:font-size="10.5pt" fo:letter-spacing="normal" fo:font-style="normal" fo:font-weight="normal" officeooo:rsid="0053e65b" officeooo:paragraph-rsid="0053e65b" fo:background-color="#1f1f1f" style:font-size-asian="12pt" style:font-weight-asian="normal" style:font-size-complex="12pt" style:font-weight-complex="normal"/>
    </style:style>
    <style:style style:name="P270"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550159" officeooo:paragraph-rsid="00550159" fo:background-color="#1f1f1f"/>
    </style:style>
    <style:style style:name="P271"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50159" officeooo:paragraph-rsid="00550159" fo:background-color="#1f1f1f" style:font-size-asian="12pt" style:font-weight-asian="normal" style:font-size-complex="12pt" style:font-weight-complex="normal"/>
    </style:style>
    <style:style style:name="P272" style:family="paragraph" style:parent-style-name="Standard">
      <style:paragraph-properties fo:margin-left="0cm" fo:margin-right="0cm" style:line-height-at-least="0.503cm" fo:text-indent="0cm" style:auto-text-indent="false"/>
      <style:text-properties fo:color="#dcdcaa" loext:opacity="100%" style:font-name="Consolas" fo:font-size="10.5pt" fo:font-weight="normal" officeooo:rsid="00550159" officeooo:paragraph-rsid="00550159" fo:background-color="#1f1f1f"/>
    </style:style>
    <style:style style:name="P273" style:family="paragraph" style:parent-style-name="Heading_20_2">
      <style:text-properties style:font-name="Liberation Serif" fo:font-size="14pt" fo:font-weight="bold" officeooo:paragraph-rsid="005575d5" style:font-size-asian="14pt" style:font-weight-asian="bold" style:font-size-complex="14pt" style:font-weight-complex="bold"/>
    </style:style>
    <style:style style:name="P274" style:family="paragraph" style:parent-style-name="Text_20_body">
      <style:text-properties fo:color="#ffffff" loext:opacity="100%" officeooo:rsid="0053e65b" officeooo:paragraph-rsid="005575d5" style:font-size-asian="12pt"/>
    </style:style>
    <style:style style:name="P275" style:family="paragraph" style:parent-style-name="Text_20_body">
      <style:text-properties officeooo:paragraph-rsid="00573b08"/>
    </style:style>
    <style:style style:name="P276" style:family="paragraph" style:parent-style-name="Text_20_body">
      <style:text-properties fo:font-size="18pt" fo:font-weight="bold" officeooo:rsid="00573b08" officeooo:paragraph-rsid="00573b08" style:font-size-asian="18pt" style:font-weight-asian="bold" style:font-size-complex="18pt" style:font-weight-complex="bold"/>
    </style:style>
    <style:style style:name="P277" style:family="paragraph" style:parent-style-name="Heading_20_2">
      <style:text-properties fo:font-size="18pt" fo:font-weight="bold" officeooo:rsid="00573b08" officeooo:paragraph-rsid="00573b08" style:font-size-asian="18pt" style:font-weight-asian="bold" style:font-size-complex="18pt" style:font-weight-complex="bold"/>
    </style:style>
    <style:style style:name="P278" style:family="paragraph" style:parent-style-name="Text_20_body">
      <style:text-properties fo:font-size="18pt" fo:font-weight="bold" officeooo:rsid="00573b08" style:font-size-asian="18pt" style:font-weight-asian="bold" style:font-size-complex="18pt" style:font-weight-complex="bold"/>
    </style:style>
    <style:style style:name="P279" style:family="paragraph" style:parent-style-name="Text_20_body" style:list-style-name="L39">
      <style:text-properties fo:font-size="18pt" fo:font-weight="bold" officeooo:rsid="00573b08" style:font-size-asian="18pt" style:font-weight-asian="bold" style:font-size-complex="18pt" style:font-weight-complex="bold"/>
    </style:style>
    <style:style style:name="P280" style:family="paragraph" style:parent-style-name="Text_20_body">
      <style:text-properties fo:font-size="12pt" fo:font-weight="normal" officeooo:rsid="00573b08" officeooo:paragraph-rsid="00573b08" style:font-size-asian="12pt" style:font-weight-asian="normal" style:font-size-complex="12pt" style:font-weight-complex="normal"/>
    </style:style>
    <style:style style:name="P281" style:family="paragraph" style:parent-style-name="Standard">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2" style:family="paragraph" style:parent-style-name="Text_20_body">
      <style:text-properties fo:font-size="12pt" fo:font-weight="normal" officeooo:paragraph-rsid="00573b08"/>
    </style:style>
    <style:style style:name="P283" style:family="paragraph" style:parent-style-name="Text_20_body">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4" style:family="paragraph" style:parent-style-name="Text_20_body">
      <style:text-properties fo:font-size="12pt" fo:font-weight="normal" officeooo:paragraph-rsid="005978d6"/>
    </style:style>
    <style:style style:name="P285" style:family="paragraph" style:parent-style-name="Text_20_body">
      <style:text-properties fo:font-size="12pt" fo:font-weight="normal" officeooo:rsid="005756e6" officeooo:paragraph-rsid="005756e6" style:font-size-asian="12pt" style:font-weight-asian="normal" style:font-size-complex="12pt" style:font-weight-complex="normal"/>
    </style:style>
    <style:style style:name="P286" style:family="paragraph" style:parent-style-name="Text_20_body">
      <style:text-properties fo:font-size="12pt" fo:font-weight="normal" officeooo:paragraph-rsid="005b782d"/>
    </style:style>
    <style:style style:name="P287" style:family="paragraph" style:parent-style-name="Text_20_body">
      <style:text-properties fo:font-size="12pt" fo:font-weight="normal" officeooo:rsid="005b782d" officeooo:paragraph-rsid="005b782d" style:font-size-asian="12pt" style:font-weight-asian="normal" style:font-size-complex="12pt" style:font-weight-complex="normal"/>
    </style:style>
    <style:style style:name="P288" style:family="paragraph" style:parent-style-name="Text_20_body">
      <style:text-properties officeooo:paragraph-rsid="005baffd"/>
    </style:style>
    <style:style style:name="P289" style:family="paragraph" style:parent-style-name="Text_20_body">
      <style:text-properties officeooo:rsid="00573b08" style:font-size-asian="12pt"/>
    </style:style>
    <style:style style:name="P290" style:family="paragraph" style:parent-style-name="Text_20_body">
      <style:text-properties fo:font-size="14pt" officeooo:paragraph-rsid="005baffd" style:font-size-asian="14pt" style:font-size-complex="14pt"/>
    </style:style>
    <style:style style:name="P291" style:family="paragraph" style:parent-style-name="Text_20_body">
      <style:text-properties fo:font-size="14pt" fo:font-weight="bold" officeooo:rsid="005baffd" officeooo:paragraph-rsid="005baffd" style:font-size-asian="14pt" style:font-weight-asian="bold" style:font-size-complex="14pt" style:font-weight-complex="bold"/>
    </style:style>
    <style:style style:name="P292" style:family="paragraph" style:parent-style-name="Text_20_body" style:list-style-name="L40">
      <style:text-properties officeooo:rsid="00573b08" style:font-size-asian="12pt"/>
    </style:style>
    <style:style style:name="P293" style:family="paragraph" style:parent-style-name="Text_20_body">
      <style:text-properties officeooo:rsid="00573b08" officeooo:paragraph-rsid="005baffd" style:font-size-asian="12pt"/>
    </style:style>
    <style:style style:name="P294" style:family="paragraph" style:parent-style-name="Text_20_body">
      <style:text-properties fo:font-size="14pt" officeooo:paragraph-rsid="005ddcd5" style:font-size-asian="14pt" style:font-size-complex="14pt"/>
    </style:style>
    <style:style style:name="P295" style:family="paragraph" style:parent-style-name="Text_20_body">
      <style:text-properties fo:font-size="12pt" fo:font-weight="normal" officeooo:rsid="005baffd" officeooo:paragraph-rsid="005baffd" style:font-size-asian="12pt" style:font-weight-asian="normal" style:font-size-complex="12pt" style:font-weight-complex="normal"/>
    </style:style>
    <style:style style:name="P296" style:family="paragraph" style:parent-style-name="Text_20_body">
      <style:text-properties fo:font-size="12pt" fo:font-weight="normal" officeooo:paragraph-rsid="005baffd"/>
    </style:style>
    <style:style style:name="P297" style:family="paragraph" style:parent-style-name="Text_20_body">
      <style:text-properties fo:color="#cccccc" loext:opacity="100%" style:font-name="Consolas" fo:font-size="10.5pt" fo:font-weight="normal" officeooo:rsid="005baffd" officeooo:paragraph-rsid="005baffd" fo:background-color="#1f1f1f" style:font-size-asian="12pt" style:font-weight-asian="normal" style:font-size-complex="12pt" style:font-weight-complex="normal"/>
    </style:style>
    <style:style style:name="P298" style:family="paragraph" style:parent-style-name="Text_20_body">
      <style:text-properties fo:color="#ffffff" loext:opacity="100%" style:font-name="Liberation Serif" fo:font-size="12pt" fo:font-weight="normal" officeooo:rsid="005bd7f9" officeooo:paragraph-rsid="005bd7f9" fo:background-color="#1f1f1f" style:font-size-asian="12pt" style:font-weight-asian="normal" style:font-size-complex="12pt" style:font-weight-complex="normal"/>
    </style:style>
    <style:style style:name="P299" style:family="paragraph" style:parent-style-name="Text_20_body">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00" style:family="paragraph" style:parent-style-name="Standard">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01" style:family="paragraph" style:parent-style-name="Standard">
      <style:paragraph-properties fo:margin-left="0cm" fo:margin-right="0cm" style:line-height-at-least="0.503cm" fo:text-indent="0cm" style:auto-text-indent="false"/>
      <style:text-properties fo:color="#cccccc" loext:opacity="100%" style:font-name="Liberation Serif" fo:font-size="12pt" fo:font-weight="normal" fo:background-color="#1f1f1f" style:font-size-asian="12pt" style:font-size-complex="12pt"/>
    </style:style>
    <style:style style:name="P30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d1c71" officeooo:paragraph-rsid="005d1c71" fo:background-color="#1f1f1f" style:font-size-asian="12pt" style:font-size-complex="12pt"/>
    </style:style>
    <style:style style:name="P303" style:family="paragraph" style:parent-style-name="Text_20_body">
      <style:text-properties fo:font-size="12pt" fo:font-weight="normal" officeooo:paragraph-rsid="005d0a3a"/>
    </style:style>
    <style:style style:name="P304" style:family="paragraph" style:parent-style-name="Text_20_body">
      <style:text-properties fo:font-size="12pt" fo:font-weight="normal" officeooo:rsid="005d0a3a" officeooo:paragraph-rsid="005d0a3a" style:font-size-asian="12pt" style:font-weight-asian="normal" style:font-size-complex="12pt" style:font-weight-complex="normal"/>
    </style:style>
    <style:style style:name="P305" style:family="paragraph" style:parent-style-name="Heading_20_1">
      <style:text-properties officeooo:paragraph-rsid="005d61df"/>
    </style:style>
    <style:style style:name="P306" style:family="paragraph" style:parent-style-name="Text_20_body">
      <style:text-properties officeooo:rsid="005d61df" officeooo:paragraph-rsid="005d61df"/>
    </style:style>
    <style:style style:name="P307" style:family="paragraph" style:parent-style-name="Text_20_body">
      <style:text-properties officeooo:paragraph-rsid="005eef60"/>
    </style:style>
    <style:style style:name="P308" style:family="paragraph" style:parent-style-name="Text_20_body">
      <style:text-properties fo:font-size="14pt" officeooo:paragraph-rsid="0060524d" style:font-size-asian="14pt" style:font-size-complex="14pt"/>
    </style:style>
    <style:style style:name="P309" style:family="paragraph" style:parent-style-name="Text_20_body" style:list-style-name="L40">
      <style:text-properties officeooo:rsid="00573b08" officeooo:paragraph-rsid="0060524d" style:font-size-asian="12pt"/>
    </style:style>
    <style:style style:name="P310" style:family="paragraph" style:parent-style-name="Text_20_body" style:list-style-name="L40">
      <style:text-properties style:font-name="Liberation Mono" officeooo:rsid="00573b08" officeooo:paragraph-rsid="0060524d" style:font-size-asian="12pt"/>
    </style:style>
    <style:style style:name="P311" style:family="paragraph" style:parent-style-name="Text_20_body">
      <style:text-properties officeooo:rsid="00573b08" officeooo:paragraph-rsid="0060524d" style:font-size-asian="12pt"/>
    </style:style>
    <style:style style:name="P312" style:family="paragraph" style:parent-style-name="Text_20_body">
      <style:text-properties officeooo:paragraph-rsid="00610f4e"/>
    </style:style>
    <style:style style:name="P313" style:family="paragraph" style:parent-style-name="Text_20_body">
      <style:text-properties fo:font-size="14pt" officeooo:paragraph-rsid="00610f4e" style:font-size-asian="14pt" style:font-size-complex="14pt"/>
    </style:style>
    <style:style style:name="P314" style:family="paragraph" style:parent-style-name="Text_20_body">
      <style:text-properties officeooo:paragraph-rsid="00627c80"/>
    </style:style>
    <style:style style:name="P315" style:family="paragraph" style:parent-style-name="Text_20_body">
      <style:text-properties style:font-name="Liberation Serif" fo:font-size="12pt" fo:font-weight="normal" officeooo:rsid="00627c80" style:font-size-asian="12pt" style:font-weight-asian="normal" style:font-size-complex="12pt" style:font-weight-complex="normal"/>
    </style:style>
    <style:style style:name="P316" style:family="paragraph" style:parent-style-name="Text_20_body" style:list-style-name="L41">
      <style:text-properties style:font-name="Liberation Serif" fo:font-size="14pt" fo:font-weight="bold" officeooo:rsid="00627c80" style:font-size-asian="14pt" style:font-weight-asian="bold" style:font-size-complex="14pt" style:font-weight-complex="bold"/>
    </style:style>
    <style:style style:name="P317" style:family="paragraph" style:parent-style-name="Standard">
      <style:text-properties officeooo:paragraph-rsid="00627c80"/>
    </style:style>
    <style:style style:name="P318" style:family="paragraph" style:parent-style-name="Text_20_body">
      <style:text-properties officeooo:paragraph-rsid="0063c80f"/>
    </style:style>
    <style:style style:name="P319" style:family="paragraph" style:parent-style-name="Text_20_body" style:list-style-name="L42">
      <style:text-properties fo:color="#ffffff" loext:opacity="100%" fo:font-size="14pt" fo:font-weight="bold" officeooo:rsid="00627c80" fo:background-color="#1f1f1f" style:font-size-asian="14pt" style:font-weight-asian="bold" style:font-size-complex="14pt" style:font-weight-complex="bold"/>
    </style:style>
    <style:style style:name="P320" style:family="paragraph" style:parent-style-name="Text_20_body" style:list-style-name="L43">
      <style:text-properties fo:color="#ffffff" loext:opacity="100%" style:font-name="Liberation Mono" officeooo:rsid="00627c80" fo:background-color="#1f1f1f" style:font-size-asian="12pt"/>
    </style:style>
    <style:style style:name="P321" style:family="paragraph" style:parent-style-name="Text_20_body" style:list-style-name="L43">
      <style:text-properties fo:color="#ffffff" loext:opacity="100%" style:font-name="Liberation Serif" officeooo:rsid="00627c80" fo:background-color="#1f1f1f" style:font-size-asian="12pt"/>
    </style:style>
    <style:style style:name="P322" style:family="paragraph" style:parent-style-name="Text_20_body">
      <style:text-properties fo:color="#ffffff" loext:opacity="100%" style:font-name="Liberation Serif" officeooo:rsid="00627c80" fo:background-color="#1f1f1f" style:font-size-asian="12pt"/>
    </style:style>
    <style:style style:name="P323" style:family="paragraph" style:parent-style-name="Text_20_body">
      <style:text-properties fo:color="#ffffff" loext:opacity="100%" fo:font-size="12pt" fo:font-weight="normal" officeooo:rsid="0063c80f" officeooo:paragraph-rsid="0063c80f" fo:background-color="#1f1f1f" style:font-size-asian="12pt" style:font-weight-asian="normal" style:font-size-complex="12pt" style:font-weight-complex="normal"/>
    </style:style>
    <style:style style:name="P324" style:family="paragraph" style:parent-style-name="Text_20_body">
      <style:text-properties officeooo:paragraph-rsid="00652704"/>
    </style:style>
    <style:style style:name="P325" style:family="paragraph" style:parent-style-name="Text_20_body">
      <style:text-properties officeooo:paragraph-rsid="00655c53"/>
    </style:style>
    <style:style style:name="P326" style:family="paragraph" style:parent-style-name="Standard">
      <style:text-properties officeooo:paragraph-rsid="00655c53"/>
    </style:style>
    <style:style style:name="P327" style:family="paragraph" style:parent-style-name="Text_20_body">
      <style:text-properties officeooo:paragraph-rsid="00659c87"/>
    </style:style>
    <style:style style:name="P328" style:family="paragraph" style:parent-style-name="Standard">
      <style:text-properties officeooo:paragraph-rsid="00659c87"/>
    </style:style>
    <style:style style:name="P329" style:family="paragraph" style:parent-style-name="Standard">
      <style:text-properties fo:color="#cccccc" loext:opacity="100%" style:font-name="Consolas" fo:font-size="10.5pt" fo:font-weight="normal" officeooo:paragraph-rsid="00659c87" fo:background-color="#1f1f1f"/>
    </style:style>
    <style:style style:name="P330" style:family="paragraph" style:parent-style-name="Text_20_body">
      <style:text-properties officeooo:paragraph-rsid="00665638"/>
    </style:style>
    <style:style style:name="P331" style:family="paragraph" style:parent-style-name="Standard">
      <style:text-properties officeooo:paragraph-rsid="00665638"/>
    </style:style>
    <style:style style:name="P332" style:family="paragraph" style:parent-style-name="Standard">
      <style:paragraph-properties fo:margin-left="0cm" fo:margin-right="0cm" style:line-height-at-least="0.503cm" fo:text-indent="0cm" style:auto-text-indent="false"/>
      <style:text-properties fo:color="#ce9178" loext:opacity="100%" fo:background-color="#1f1f1f"/>
    </style:style>
    <style:style style:name="P333" style:family="paragraph" style:parent-style-name="Text_20_body">
      <style:text-properties officeooo:paragraph-rsid="00669009"/>
    </style:style>
    <style:style style:name="P334" style:family="paragraph" style:parent-style-name="Standard">
      <style:text-properties officeooo:paragraph-rsid="00669009"/>
    </style:style>
    <style:style style:name="P335" style:family="paragraph" style:parent-style-name="Text_20_body">
      <style:text-properties officeooo:paragraph-rsid="00673d51"/>
    </style:style>
    <style:style style:name="P336" style:family="paragraph" style:parent-style-name="Text_20_body" style:list-style-name="L44">
      <style:text-properties fo:color="#ffffff" loext:opacity="100%" officeooo:rsid="00673d51" fo:background-color="#1f1f1f" style:font-size-asian="12pt"/>
    </style:style>
    <style:style style:name="P337" style:family="paragraph" style:parent-style-name="Text_20_body">
      <style:text-properties fo:color="#ffffff" loext:opacity="100%" officeooo:rsid="00682e69" officeooo:paragraph-rsid="00682e69" fo:background-color="#1f1f1f" style:font-size-asian="12pt"/>
    </style:style>
    <style:style style:name="P338" style:family="paragraph" style:parent-style-name="Text_20_body">
      <style:text-properties fo:color="#ffffff" loext:opacity="100%" officeooo:rsid="00673d51" fo:background-color="#1f1f1f" style:font-size-asian="12pt"/>
    </style:style>
    <style:style style:name="P339" style:family="paragraph" style:parent-style-name="Text_20_body" style:list-style-name="L45">
      <style:text-properties fo:color="#ffffff" loext:opacity="100%" officeooo:rsid="00673d51" fo:background-color="#1f1f1f" style:font-size-asian="12pt"/>
    </style:style>
    <style:style style:name="P340" style:family="paragraph" style:parent-style-name="Text_20_body">
      <style:text-properties officeooo:paragraph-rsid="006925d7"/>
    </style:style>
    <style:style style:name="P341" style:family="paragraph" style:parent-style-name="Text_20_body" style:list-style-name="L46">
      <style:text-properties fo:color="#ffffff" loext:opacity="100%" fo:font-size="14pt" fo:font-weight="bold" officeooo:rsid="006925d7" fo:background-color="#1f1f1f" style:font-size-asian="14pt" style:font-weight-asian="bold" style:font-size-complex="14pt" style:font-weight-complex="bold"/>
    </style:style>
    <style:style style:name="P342" style:family="paragraph" style:parent-style-name="Text_20_body" style:list-style-name="L46">
      <style:text-properties fo:color="#ffffff" loext:opacity="100%" fo:font-size="12pt" fo:font-weight="normal" officeooo:rsid="006925d7" fo:background-color="#1f1f1f" style:font-size-asian="12pt" style:font-weight-asian="normal" style:font-size-complex="12pt" style:font-weight-complex="normal"/>
    </style:style>
    <style:style style:name="P343" style:family="paragraph" style:parent-style-name="Heading_20_4">
      <style:text-properties officeooo:paragraph-rsid="006925d7"/>
    </style:style>
    <style:style style:name="P344" style:family="paragraph" style:parent-style-name="Text_20_body">
      <style:text-properties fo:color="#ffffff" loext:opacity="100%" fo:font-size="14pt" fo:font-weight="bold" officeooo:rsid="006925d7" fo:background-color="#1f1f1f" style:font-size-asian="14pt" style:font-weight-asian="bold" style:font-size-complex="14pt" style:font-weight-complex="bold"/>
    </style:style>
    <style:style style:name="P345" style:family="paragraph" style:parent-style-name="Text_20_body">
      <style:text-properties fo:color="#ffffff" loext:opacity="100%" fo:font-size="12pt" fo:font-weight="normal" officeooo:rsid="006925d7" fo:background-color="#1f1f1f" style:font-size-asian="12pt" style:font-weight-asian="normal" style:font-size-complex="12pt" style:font-weight-complex="normal"/>
    </style:style>
    <style:style style:name="P346" style:family="paragraph" style:parent-style-name="Heading_20_4">
      <style:paragraph-properties fo:margin-top="0cm" fo:margin-bottom="0.247cm" style:contextual-spacing="false" fo:line-height="115%"/>
      <style:text-properties fo:color="#ffffff" loext:opacity="100%" fo:font-size="14pt" officeooo:rsid="006925d7" fo:background-color="#1f1f1f" style:font-size-asian="14pt" style:font-size-complex="14pt"/>
    </style:style>
    <style:style style:name="P347" style:family="paragraph" style:parent-style-name="Heading_20_4">
      <style:paragraph-properties fo:margin-top="0cm" fo:margin-bottom="0.247cm" style:contextual-spacing="false" fo:line-height="115%"/>
      <style:text-properties fo:color="#ffffff" loext:opacity="100%" fo:font-size="12pt" fo:font-weight="normal" officeooo:rsid="006925d7" fo:background-color="#1f1f1f" style:font-size-asian="12pt" style:font-weight-asian="normal" style:font-size-complex="12pt" style:font-weight-complex="normal"/>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style:style style:name="T191" style:family="text">
      <style:text-properties officeooo:rsid="003da200"/>
    </style:style>
    <style:style style:name="T192" style:family="text">
      <style:text-properties fo:font-variant="normal" fo:text-transform="none" fo:letter-spacing="normal" fo:font-style="normal"/>
    </style:style>
    <style:style style:name="T193" style:family="text">
      <style:text-properties fo:color="#569cd6" loext:opacity="100%" style:font-name="Consolas" fo:font-size="10.5pt" fo:background-color="#1f1f1f" loext:char-shading-value="0"/>
    </style:style>
    <style:style style:name="T194" style:family="text">
      <style:text-properties fo:color="#cccccc" loext:opacity="100%" style:font-name="Consolas" fo:font-size="10.5pt" fo:background-color="#1f1f1f" loext:char-shading-value="0"/>
    </style:style>
    <style:style style:name="T195" style:family="text">
      <style:text-properties fo:color="#4ec9b0" loext:opacity="100%" style:font-name="Consolas" fo:font-size="10.5pt" fo:background-color="#1f1f1f" loext:char-shading-value="0"/>
    </style:style>
    <style:style style:name="T196" style:family="text">
      <style:text-properties fo:color="#ffffff" loext:opacity="100%" style:font-name="Liberation Serif" fo:font-size="12pt" style:font-size-asian="12pt" style:font-size-complex="12pt"/>
    </style:style>
    <style:style style:name="T197" style:family="text">
      <style:text-properties fo:color="#4fc1ff" loext:opacity="100%"/>
    </style:style>
    <style:style style:name="T198" style:family="text">
      <style:text-properties fo:font-variant="normal" fo:text-transform="none" fo:letter-spacing="normal" fo:font-style="normal" officeooo:rsid="00446ce6"/>
    </style:style>
    <style:style style:name="T199" style:family="text">
      <style:text-properties fo:font-variant="normal" fo:text-transform="none" fo:letter-spacing="normal" fo:font-style="normal" officeooo:rsid="00418567"/>
    </style:style>
    <style:style style:name="T200" style:family="text">
      <style:text-properties officeooo:rsid="00446ce6"/>
    </style:style>
    <style:style style:name="T201" style:family="text">
      <style:text-properties officeooo:rsid="0045bc50"/>
    </style:style>
    <style:style style:name="T202" style:family="text">
      <style:text-properties officeooo:rsid="00490a03"/>
    </style:style>
    <style:style style:name="T203" style:family="text">
      <style:text-properties officeooo:rsid="004b885b"/>
    </style:style>
    <style:style style:name="T204" style:family="text">
      <style:text-properties fo:font-variant="normal" fo:text-transform="none" fo:letter-spacing="normal" fo:font-style="normal" officeooo:rsid="0049b8fc"/>
    </style:style>
    <style:style style:name="T205" style:family="text">
      <style:text-properties fo:color="#b5cea8" loext:opacity="100%"/>
    </style:style>
    <style:style style:name="T206" style:family="text">
      <style:text-properties fo:font-size="12pt" fo:font-weight="normal" officeooo:rsid="0049c7c8" style:font-size-asian="12pt" style:font-weight-asian="normal" style:font-size-complex="12pt" style:font-weight-complex="normal"/>
    </style:style>
    <style:style style:name="T207" style:family="text">
      <style:text-properties officeooo:rsid="0049c7c8"/>
    </style:style>
    <style:style style:name="T208" style:family="text">
      <style:text-properties officeooo:rsid="0049b8fc"/>
    </style:style>
    <style:style style:name="T209" style:family="text">
      <style:text-properties fo:font-variant="normal" fo:text-transform="none" fo:letter-spacing="normal" fo:font-style="normal" officeooo:rsid="004b8ee1"/>
    </style:style>
    <style:style style:name="T210" style:family="text">
      <style:text-properties officeooo:rsid="004b8ee1"/>
    </style:style>
    <style:style style:name="T211" style:family="text">
      <style:text-properties officeooo:rsid="004c5546"/>
    </style:style>
    <style:style style:name="T212" style:family="text">
      <style:text-properties fo:font-weight="bold" officeooo:rsid="004b8ee1"/>
    </style:style>
    <style:style style:name="T213" style:family="text">
      <style:text-properties fo:font-variant="normal" fo:text-transform="none" fo:color="#ffffff" loext:opacity="100%" style:font-name="Liberation Serif" fo:font-size="18pt" fo:letter-spacing="normal" fo:font-style="normal" fo:font-weight="bold" officeooo:rsid="004c5546" style:font-size-asian="18pt" style:font-weight-asian="bold" style:font-size-complex="18pt" style:font-weight-complex="bold"/>
    </style:style>
    <style:style style:name="T214" style:family="text">
      <style:text-properties fo:font-variant="normal" fo:text-transform="none" fo:color="#ffffff" loext:opacity="100%" style:font-name="Liberation Serif" fo:font-size="18pt" fo:letter-spacing="normal" fo:font-style="normal" fo:font-weight="bold" officeooo:rsid="004b8ee1" style:font-size-asian="18pt" style:font-weight-asian="bold" style:font-size-complex="18pt" style:font-weight-complex="bold"/>
    </style:style>
    <style:style style:name="T215" style:family="text">
      <style:text-properties fo:font-variant="normal" fo:text-transform="none" fo:color="#ffffff" loext:opacity="100%" style:font-name="Liberation Serif" fo:font-size="18pt" fo:letter-spacing="normal" fo:font-style="normal" fo:font-weight="bold" officeooo:rsid="00490a03" style:font-size-asian="18pt" style:font-weight-asian="bold" style:font-size-complex="18pt" style:font-weight-complex="bold"/>
    </style:style>
    <style:style style:name="T216" style:family="text">
      <style:text-properties fo:font-variant="normal" fo:text-transform="none" fo:color="#ffffff" loext:opacity="100%" style:font-name="Liberation Serif" fo:font-size="18pt" fo:letter-spacing="normal" fo:font-style="normal" fo:font-weight="bold" officeooo:rsid="0051f6c8" style:font-size-asian="18pt" style:font-weight-asian="bold" style:font-size-complex="18pt" style:font-weight-complex="bold"/>
    </style:style>
    <style:style style:name="T217" style:family="text">
      <style:text-properties fo:font-variant="normal" fo:text-transform="none" fo:color="#ffffff" loext:opacity="100%" fo:letter-spacing="normal" fo:font-style="normal" officeooo:rsid="0051f6c8"/>
    </style:style>
    <style:style style:name="T218" style:family="text">
      <style:text-properties fo:font-variant="normal" fo:text-transform="none" fo:color="#ffffff" loext:opacity="100%" fo:letter-spacing="normal" fo:font-style="normal" officeooo:rsid="00522dda"/>
    </style:style>
    <style:style style:name="T219" style:family="text">
      <style:text-properties fo:font-variant="normal" fo:text-transform="none" fo:color="#e3e3e3" loext:opacity="100%" fo:letter-spacing="normal" fo:font-style="normal"/>
    </style:style>
    <style:style style:name="T220" style:family="text">
      <style:text-properties fo:font-variant="normal" fo:text-transform="none" fo:color="#ffffff" loext:opacity="100%" fo:letter-spacing="normal" fo:font-style="normal" officeooo:rsid="005575d5"/>
    </style:style>
    <style:style style:name="T221" style:family="text">
      <style:text-properties fo:font-variant="normal" fo:text-transform="none" fo:color="#e3e3e3" loext:opacity="100%" fo:letter-spacing="normal" fo:font-style="normal" officeooo:rsid="005575d5"/>
    </style:style>
    <style:style style:name="T222" style:family="text">
      <style:text-properties fo:font-variant="normal" fo:text-transform="none" style:font-name="Liberation Serif" fo:font-size="12pt" fo:letter-spacing="normal" fo:font-style="normal" fo:font-weight="bold" style:font-weight-asian="normal" style:font-size-complex="12pt" style:font-weight-complex="normal"/>
    </style:style>
    <style:style style:name="T223" style:family="text">
      <style:text-properties fo:font-variant="normal" fo:text-transform="none" style:font-name="Liberation Serif" fo:font-size="12pt" fo:letter-spacing="normal" fo:font-style="normal" fo:font-weight="normal" style:font-weight-asian="normal" style:font-size-complex="12pt" style:font-weight-complex="normal"/>
    </style:style>
    <style:style style:name="T224" style:family="text">
      <style:text-properties fo:font-variant="normal" fo:text-transform="none" fo:font-size="12pt" fo:letter-spacing="normal" fo:font-style="normal" fo:font-weight="normal" style:font-weight-asian="normal" style:font-size-complex="12pt" style:font-weight-complex="normal"/>
    </style:style>
    <style:style style:name="T225" style:family="text">
      <style:text-properties fo:font-size="18pt" fo:font-weight="bold" officeooo:rsid="004c5546" style:font-size-asian="18pt" style:font-weight-asian="bold" style:font-size-complex="18pt" style:font-weight-complex="bold"/>
    </style:style>
    <style:style style:name="T226" style:family="text">
      <style:text-properties fo:font-size="18pt" fo:font-weight="bold" officeooo:rsid="00573b08" style:font-size-asian="18pt" style:font-weight-asian="bold" style:font-size-complex="18pt" style:font-weight-complex="bold"/>
    </style:style>
    <style:style style:name="T227" style:family="text">
      <style:text-properties fo:font-size="18pt" fo:font-weight="bold" officeooo:rsid="004b8ee1" style:font-size-asian="18pt" style:font-weight-asian="bold" style:font-size-complex="18pt" style:font-weight-complex="bold"/>
    </style:style>
    <style:style style:name="T228" style:family="text">
      <style:text-properties fo:font-size="18pt" fo:font-weight="bold" officeooo:rsid="00490a03" style:font-size-asian="18pt" style:font-weight-asian="bold" style:font-size-complex="18pt" style:font-weight-complex="bold"/>
    </style:style>
    <style:style style:name="T229" style:family="text">
      <style:text-properties officeooo:rsid="00573b08" style:font-size-asian="12pt" style:font-weight-asian="normal" style:font-size-complex="12pt" style:font-weight-complex="normal"/>
    </style:style>
    <style:style style:name="T230" style:family="text">
      <style:text-properties fo:color="#9cdcfe" loext:opacity="100%" style:font-name="Consolas" fo:font-size="10.5pt" style:text-underline-style="solid" style:text-underline-width="auto" style:text-underline-color="font-color" fo:background-color="#1f1f1f" loext:char-shading-value="0"/>
    </style:style>
    <style:style style:name="T231" style:family="text">
      <style:text-properties fo:color="#d4d4d4" loext:opacity="100%" style:font-name="Consolas" fo:font-size="10.5pt" fo:background-color="#1f1f1f" loext:char-shading-value="0"/>
    </style:style>
    <style:style style:name="T232" style:family="text">
      <style:text-properties fo:color="#dcdcaa" loext:opacity="100%" style:font-name="Consolas" fo:font-size="10.5pt" fo:background-color="#1f1f1f" loext:char-shading-value="0"/>
    </style:style>
    <style:style style:name="T233" style:family="text">
      <style:text-properties fo:color="#9cdcfe" loext:opacity="100%" style:font-name="Consolas" fo:font-size="10.5pt" fo:background-color="#1f1f1f" loext:char-shading-value="0"/>
    </style:style>
    <style:style style:name="T234" style:family="text">
      <style:text-properties officeooo:rsid="005756e6" style:font-size-asian="12pt" style:font-weight-asian="normal" style:font-size-complex="12pt" style:font-weight-complex="normal"/>
    </style:style>
    <style:style style:name="T235" style:family="text">
      <style:text-properties fo:color="#b5cea8" loext:opacity="100%" style:font-name="Consolas" fo:font-size="10.5pt" fo:background-color="#1f1f1f" loext:char-shading-value="0"/>
    </style:style>
    <style:style style:name="T236" style:family="text">
      <style:text-properties officeooo:rsid="00593f14" style:font-size-asian="12pt" style:font-weight-asian="normal" style:font-size-complex="12pt" style:font-weight-complex="normal"/>
    </style:style>
    <style:style style:name="T237" style:family="text">
      <style:text-properties officeooo:rsid="005b782d" style:font-size-asian="12pt" style:font-weight-asian="normal" style:font-size-complex="12pt" style:font-weight-complex="normal"/>
    </style:style>
    <style:style style:name="T238" style:family="text">
      <style:text-properties fo:font-size="18pt" fo:font-weight="bold" officeooo:rsid="005baffd" style:font-size-asian="18pt" style:font-weight-asian="bold" style:font-size-complex="18pt" style:font-weight-complex="bold"/>
    </style:style>
    <style:style style:name="T239" style:family="text">
      <style:text-properties officeooo:rsid="005baffd"/>
    </style:style>
    <style:style style:name="T240" style:family="text">
      <style:text-properties fo:font-weight="bold" officeooo:rsid="004c5546" style:font-weight-asian="bold" style:font-weight-complex="bold"/>
    </style:style>
    <style:style style:name="T241" style:family="text">
      <style:text-properties fo:font-weight="bold" officeooo:rsid="005baffd" style:font-weight-asian="bold" style:font-weight-complex="bold"/>
    </style:style>
    <style:style style:name="T242" style:family="text">
      <style:text-properties fo:font-weight="bold" officeooo:rsid="004b8ee1" style:font-weight-asian="bold" style:font-weight-complex="bold"/>
    </style:style>
    <style:style style:name="T243" style:family="text">
      <style:text-properties fo:font-weight="bold" officeooo:rsid="00490a03" style:font-weight-asian="bold" style:font-weight-complex="bold"/>
    </style:style>
    <style:style style:name="T244" style:family="text">
      <style:text-properties style:font-name="Liberation Serif" officeooo:rsid="005baffd"/>
    </style:style>
    <style:style style:name="T245" style:family="text">
      <style:text-properties style:font-name="Liberation Serif" fo:font-weight="bold" officeooo:rsid="004c5546" style:font-weight-asian="bold" style:font-weight-complex="bold"/>
    </style:style>
    <style:style style:name="T246" style:family="text">
      <style:text-properties style:font-name="Liberation Serif" fo:font-weight="bold" officeooo:rsid="005baffd" style:font-weight-asian="bold" style:font-weight-complex="bold"/>
    </style:style>
    <style:style style:name="T247" style:family="text">
      <style:text-properties style:font-name="Liberation Serif" fo:font-weight="bold" officeooo:rsid="005d61df" style:font-weight-asian="bold" style:font-weight-complex="bold"/>
    </style:style>
    <style:style style:name="T248" style:family="text">
      <style:text-properties style:font-name="Liberation Serif" fo:font-weight="bold" officeooo:rsid="004b8ee1" style:font-weight-asian="bold" style:font-weight-complex="bold"/>
    </style:style>
    <style:style style:name="T249" style:family="text">
      <style:text-properties style:font-name="Liberation Serif" fo:font-weight="bold" officeooo:rsid="00490a03" style:font-weight-asian="bold" style:font-weight-complex="bold"/>
    </style:style>
    <style:style style:name="T250" style:family="text">
      <style:text-properties officeooo:rsid="005baffd" style:font-size-asian="12pt" style:font-weight-asian="normal" style:font-size-complex="12pt" style:font-weight-complex="normal"/>
    </style:style>
    <style:style style:name="T251" style:family="text">
      <style:text-properties officeooo:rsid="005d0a3a" style:font-size-asian="12pt" style:font-weight-asian="normal" style:font-size-complex="12pt" style:font-weight-complex="normal"/>
    </style:style>
    <style:style style:name="T252" style:family="text">
      <style:text-properties officeooo:rsid="005d61df"/>
    </style:style>
    <style:style style:name="T253" style:family="text">
      <style:text-properties fo:font-size="18pt" fo:font-weight="bold" officeooo:rsid="005eef60" style:font-size-asian="18pt" style:font-weight-asian="bold" style:font-size-complex="18pt" style:font-weight-complex="bold"/>
    </style:style>
    <style:style style:name="T254" style:family="text">
      <style:text-properties fo:font-weight="bold" officeooo:rsid="005eef60" style:font-weight-asian="bold" style:font-weight-complex="bold"/>
    </style:style>
    <style:style style:name="T255" style:family="text">
      <style:text-properties fo:font-weight="bold" officeooo:rsid="0060524d" style:font-weight-asian="bold" style:font-weight-complex="bold"/>
    </style:style>
    <style:style style:name="T256" style:family="text">
      <style:text-properties fo:color="#ffffff" loext:opacity="100%" style:font-name="Liberation Serif" officeooo:rsid="0060524d"/>
    </style:style>
    <style:style style:name="T257" style:family="text">
      <style:text-properties style:font-name="Liberation Serif" officeooo:rsid="0060524d"/>
    </style:style>
    <style:style style:name="T258" style:family="text">
      <style:text-properties officeooo:rsid="0060524d"/>
    </style:style>
    <style:style style:name="T259" style:family="text">
      <style:text-properties style:font-name="Liberation Serif" fo:font-size="18pt" fo:font-weight="bold" officeooo:rsid="004c5546" style:font-size-asian="18pt" style:font-weight-asian="bold" style:font-size-complex="18pt" style:font-weight-complex="bold"/>
    </style:style>
    <style:style style:name="T260" style:family="text">
      <style:text-properties style:font-name="Liberation Serif" fo:font-size="18pt" fo:font-weight="bold" officeooo:rsid="00610f4e" style:font-size-asian="18pt" style:font-weight-asian="bold" style:font-size-complex="18pt" style:font-weight-complex="bold"/>
    </style:style>
    <style:style style:name="T261" style:family="text">
      <style:text-properties style:font-name="Liberation Serif" fo:font-size="18pt" fo:font-weight="bold" officeooo:rsid="004b8ee1" style:font-size-asian="18pt" style:font-weight-asian="bold" style:font-size-complex="18pt" style:font-weight-complex="bold"/>
    </style:style>
    <style:style style:name="T262" style:family="text">
      <style:text-properties style:font-name="Liberation Serif" fo:font-size="18pt" fo:font-weight="bold" officeooo:rsid="00490a03" style:font-size-asian="18pt" style:font-weight-asian="bold" style:font-size-complex="18pt" style:font-weight-complex="bold"/>
    </style:style>
    <style:style style:name="T263" style:family="text">
      <style:text-properties style:font-name="Liberation Serif" fo:font-size="12pt" fo:font-weight="normal" officeooo:rsid="00610f4e" style:font-size-asian="12pt" style:font-weight-asian="normal" style:font-size-complex="12pt" style:font-weight-complex="normal"/>
    </style:style>
    <style:style style:name="T264" style:family="text">
      <style:text-properties style:font-name="Liberation Serif" fo:font-weight="bold" officeooo:rsid="00610f4e" style:font-weight-asian="bold" style:font-weight-complex="bold"/>
    </style:style>
    <style:style style:name="T265" style:family="text">
      <style:text-properties style:font-name="Liberation Serif" fo:font-weight="bold" officeooo:rsid="005eef60" style:font-weight-asian="bold" style:font-weight-complex="bold"/>
    </style:style>
    <style:style style:name="T266" style:family="text">
      <style:text-properties style:font-name="Liberation Serif" fo:font-weight="bold" officeooo:rsid="0060524d" style:font-weight-asian="bold" style:font-weight-complex="bold"/>
    </style:style>
    <style:style style:name="T267" style:family="text">
      <style:text-properties style:font-name="Liberation Serif" fo:font-size="18pt" fo:font-weight="bold" officeooo:rsid="00627c80" style:font-size-asian="18pt" style:font-weight-asian="bold" style:font-size-complex="18pt" style:font-weight-complex="bold"/>
    </style:style>
    <style:style style:name="T268" style:family="text">
      <style:text-properties style:font-name="Liberation Serif" fo:font-size="12pt" fo:font-weight="normal" officeooo:rsid="00627c80" style:font-size-asian="12pt" style:font-weight-asian="normal" style:font-size-complex="12pt" style:font-weight-complex="normal"/>
    </style:style>
    <style:style style:name="T269" style:family="text">
      <style:text-properties style:font-name="Liberation Serif" fo:font-size="14pt" fo:font-weight="bold" officeooo:rsid="004c5546" style:font-size-asian="14pt" style:font-weight-asian="bold" style:font-size-complex="14pt" style:font-weight-complex="bold"/>
    </style:style>
    <style:style style:name="T270" style:family="text">
      <style:text-properties style:font-name="Liberation Serif" fo:font-size="14pt" fo:font-weight="bold" officeooo:rsid="00627c80" style:font-size-asian="14pt" style:font-weight-asian="bold" style:font-size-complex="14pt" style:font-weight-complex="bold"/>
    </style:style>
    <style:style style:name="T271" style:family="text">
      <style:text-properties style:font-name="Liberation Serif" fo:font-size="14pt" fo:font-weight="bold" officeooo:rsid="00490a03" style:font-size-asian="14pt" style:font-weight-asian="bold" style:font-size-complex="14pt" style:font-weight-complex="bold"/>
    </style:style>
    <style:style style:name="T272" style:family="text">
      <style:text-properties fo:font-size="12pt" fo:font-weight="normal" officeooo:rsid="00627c80" style:font-size-asian="12pt" style:font-weight-asian="normal" style:font-size-complex="12pt" style:font-weight-complex="normal"/>
    </style:style>
    <style:style style:name="T273" style:family="text">
      <style:text-properties fo:color="#cccccc" loext:opacity="100%" style:font-name="Consolas" fo:font-size="10.5pt" fo:font-weight="normal" officeooo:rsid="00627c80" fo:background-color="#1f1f1f" loext:char-shading-value="0" style:font-size-asian="12pt" style:font-weight-asian="normal" style:font-size-complex="12pt" style:font-weight-complex="normal"/>
    </style:style>
    <style:style style:name="T274" style:family="text">
      <style:text-properties fo:color="#ffffff" loext:opacity="100%" style:font-name="Liberation Serif" fo:font-size="12pt" fo:font-weight="normal" officeooo:rsid="00627c80" fo:background-color="#1f1f1f" loext:char-shading-value="0" style:font-size-asian="12pt" style:font-weight-asian="normal" style:font-size-complex="12pt" style:font-weight-complex="normal"/>
    </style:style>
    <style:style style:name="T275" style:family="text">
      <style:text-properties fo:color="#ffffff" loext:opacity="100%" style:font-name="Liberation Serif" fo:font-size="14pt" fo:font-weight="bold" officeooo:rsid="004c5546" fo:background-color="#1f1f1f" loext:char-shading-value="0" style:font-size-asian="14pt" style:font-weight-asian="bold" style:font-size-complex="14pt" style:font-weight-complex="bold"/>
    </style:style>
    <style:style style:name="T276" style:family="text">
      <style:text-properties fo:color="#ffffff" loext:opacity="100%" style:font-name="Liberation Serif" fo:font-size="14pt" fo:font-weight="bold" officeooo:rsid="00627c80" fo:background-color="#1f1f1f" loext:char-shading-value="0" style:font-size-asian="14pt" style:font-weight-asian="bold" style:font-size-complex="14pt" style:font-weight-complex="bold"/>
    </style:style>
    <style:style style:name="T277" style:family="text">
      <style:text-properties fo:color="#ffffff" loext:opacity="100%" style:font-name="Liberation Serif" fo:font-size="14pt" fo:font-weight="bold" officeooo:rsid="00490a03" fo:background-color="#1f1f1f" loext:char-shading-value="0" style:font-size-asian="14pt" style:font-weight-asian="bold" style:font-size-complex="14pt" style:font-weight-complex="bold"/>
    </style:style>
    <style:style style:name="T278" style:family="text">
      <style:text-properties fo:color="#ffffff" loext:opacity="100%" fo:font-size="12pt" fo:font-weight="normal" officeooo:rsid="00627c80" fo:background-color="#1f1f1f" loext:char-shading-value="0" style:font-size-asian="12pt" style:font-weight-asian="normal" style:font-size-complex="12pt" style:font-weight-complex="normal"/>
    </style:style>
    <style:style style:name="T279" style:family="text">
      <style:text-properties fo:color="#ffffff" loext:opacity="100%" style:font-name="Liberation Mono" fo:font-size="12pt" fo:font-weight="normal" officeooo:rsid="00627c80" fo:background-color="#1f1f1f" loext:char-shading-value="0" style:font-size-asian="12pt" style:font-weight-asian="normal" style:font-size-complex="12pt" style:font-weight-complex="normal"/>
    </style:style>
    <style:style style:name="T280" style:family="text">
      <style:text-properties fo:color="#ffffff" loext:opacity="100%" style:font-name="Liberation Serif" fo:font-size="18pt" fo:font-weight="bold" officeooo:rsid="004c5546" fo:background-color="#1f1f1f" loext:char-shading-value="0" style:font-size-asian="18pt" style:font-weight-asian="bold" style:font-size-complex="18pt" style:font-weight-complex="bold"/>
    </style:style>
    <style:style style:name="T281" style:family="text">
      <style:text-properties fo:color="#ffffff" loext:opacity="100%" style:font-name="Liberation Serif" fo:font-size="18pt" fo:font-weight="bold" officeooo:rsid="0063c80f" fo:background-color="#1f1f1f" loext:char-shading-value="0" style:font-size-asian="18pt" style:font-weight-asian="bold" style:font-size-complex="18pt" style:font-weight-complex="bold"/>
    </style:style>
    <style:style style:name="T282" style:family="text">
      <style:text-properties fo:color="#ffffff" loext:opacity="100%" style:font-name="Liberation Serif" fo:font-size="18pt" fo:font-weight="bold" officeooo:rsid="00627c80" fo:background-color="#1f1f1f" loext:char-shading-value="0" style:font-size-asian="18pt" style:font-weight-asian="bold" style:font-size-complex="18pt" style:font-weight-complex="bold"/>
    </style:style>
    <style:style style:name="T283" style:family="text">
      <style:text-properties fo:color="#ffffff" loext:opacity="100%" style:font-name="Liberation Serif" fo:font-size="18pt" fo:font-weight="bold" officeooo:rsid="00490a03" fo:background-color="#1f1f1f" loext:char-shading-value="0" style:font-size-asian="18pt" style:font-weight-asian="bold" style:font-size-complex="18pt" style:font-weight-complex="bold"/>
    </style:style>
    <style:style style:name="T284" style:family="text">
      <style:text-properties fo:color="#ffffff" loext:opacity="100%" style:font-name="Liberation Serif" fo:font-size="12pt" fo:font-weight="normal" officeooo:rsid="0063c80f" fo:background-color="#1f1f1f" loext:char-shading-value="0" style:font-size-asian="12pt" style:font-weight-asian="normal" style:font-size-complex="12pt" style:font-weight-complex="normal"/>
    </style:style>
    <style:style style:name="T285" style:family="text">
      <style:text-properties fo:color="#ffffff" loext:opacity="100%" fo:font-size="12pt" fo:font-weight="normal" officeooo:rsid="0063c80f" fo:background-color="#1f1f1f" loext:char-shading-value="0" style:font-size-asian="12pt" style:font-weight-asian="normal" style:font-size-complex="12pt" style:font-weight-complex="normal"/>
    </style:style>
    <style:style style:name="T286" style:family="text">
      <style:text-properties fo:color="#ffffff" loext:opacity="100%" style:font-name="Liberation Serif" fo:font-size="14pt" fo:font-weight="bold" officeooo:rsid="0063c80f" fo:background-color="#1f1f1f" loext:char-shading-value="0" style:font-size-asian="14pt" style:font-weight-asian="bold" style:font-size-complex="14pt" style:font-weight-complex="bold"/>
    </style:style>
    <style:style style:name="T287" style:family="text">
      <style:text-properties style:font-name="Liberation Serif" fo:font-size="14pt" fo:font-weight="bold" style:font-size-asian="14pt" style:font-weight-asian="bold" style:font-size-complex="14pt" style:font-weight-complex="bold"/>
    </style:style>
    <style:style style:name="T288" style:family="text">
      <style:text-properties style:font-name="Liberation Serif" fo:font-size="14pt" fo:font-weight="bold" officeooo:rsid="0063c80f" style:font-size-asian="14pt" style:font-weight-asian="bold" style:font-size-complex="14pt" style:font-weight-complex="bold"/>
    </style:style>
    <style:style style:name="T289" style:family="text">
      <style:text-properties style:font-name="Liberation Serif" fo:font-size="18pt" fo:font-weight="bold" officeooo:rsid="00652704" style:font-size-asian="18pt" style:font-weight-asian="bold" style:font-size-complex="18pt" style:font-weight-complex="bold"/>
    </style:style>
    <style:style style:name="T290" style:family="text">
      <style:text-properties fo:color="#ffffff" loext:opacity="100%" style:font-name="Liberation Serif" fo:font-size="14pt" fo:font-weight="bold" officeooo:rsid="00655c53" fo:background-color="#1f1f1f" loext:char-shading-value="0" style:font-size-asian="14pt" style:font-weight-asian="bold" style:font-size-complex="14pt" style:font-weight-complex="bold"/>
    </style:style>
    <style:style style:name="T291" style:family="text">
      <style:text-properties fo:color="#ffffff" loext:opacity="100%" style:font-name="Liberation Serif" fo:font-size="12pt" fo:font-weight="normal" officeooo:rsid="00655c53" fo:background-color="#1f1f1f" loext:char-shading-value="0" style:font-size-asian="12pt" style:font-weight-asian="normal" style:font-size-complex="12pt" style:font-weight-complex="normal"/>
    </style:style>
    <style:style style:name="T292" style:family="text">
      <style:text-properties fo:color="#ffffff" loext:opacity="100%" fo:font-size="12pt" fo:font-weight="normal" officeooo:rsid="00655c53" fo:background-color="#1f1f1f" loext:char-shading-value="0" style:font-size-asian="12pt" style:font-weight-asian="normal" style:font-size-complex="12pt" style:font-weight-complex="normal"/>
    </style:style>
    <style:style style:name="T293" style:family="text">
      <style:text-properties fo:color="#ffffff" loext:opacity="100%" style:font-name="Liberation Serif" fo:font-size="12pt" fo:font-style="normal" fo:font-weight="normal" officeooo:rsid="00655c53" fo:background-color="#1f1f1f" loext:char-shading-value="0" style:font-size-asian="12pt" style:font-style-asian="normal" style:font-weight-asian="normal" style:font-size-complex="12pt" style:font-style-complex="normal" style:font-weight-complex="normal"/>
    </style:style>
    <style:style style:name="T294" style:family="text">
      <style:text-properties fo:color="#569cd6" loext:opacity="100%" style:font-name="Consolas" fo:font-size="10.5pt" fo:font-weight="normal" officeooo:rsid="00655c53" fo:background-color="#1f1f1f" loext:char-shading-value="0" style:font-size-asian="14pt" style:font-weight-asian="bold" style:font-size-complex="14pt" style:font-weight-complex="bold"/>
    </style:style>
    <style:style style:name="T295" style:family="text">
      <style:text-properties fo:color="#cccccc" loext:opacity="100%" style:font-name="Consolas" fo:font-size="10.5pt" fo:font-weight="normal" officeooo:rsid="00655c53" fo:background-color="#1f1f1f" loext:char-shading-value="0" style:font-size-asian="14pt" style:font-weight-asian="bold" style:font-size-complex="14pt" style:font-weight-complex="bold"/>
    </style:style>
    <style:style style:name="T296" style:family="text">
      <style:text-properties fo:color="#4ec9b0" loext:opacity="100%" style:font-name="Consolas" fo:font-size="10.5pt" fo:font-weight="normal" officeooo:rsid="00655c53" fo:background-color="#1f1f1f" loext:char-shading-value="0" style:font-size-asian="14pt" style:font-weight-asian="bold" style:font-size-complex="14pt" style:font-weight-complex="bold"/>
    </style:style>
    <style:style style:name="T297" style:family="text">
      <style:text-properties fo:color="#d4d4d4" loext:opacity="100%" style:font-name="Consolas" fo:font-size="10.5pt" fo:font-weight="normal" officeooo:rsid="00655c53" fo:background-color="#1f1f1f" loext:char-shading-value="0" style:font-size-asian="14pt" style:font-weight-asian="bold" style:font-size-complex="14pt" style:font-weight-complex="bold"/>
    </style:style>
    <style:style style:name="T298" style:family="text">
      <style:text-properties fo:color="#9cdcfe" loext:opacity="100%" style:font-name="Consolas" fo:font-size="10.5pt" fo:font-weight="normal" officeooo:rsid="00655c53" fo:background-color="#1f1f1f" loext:char-shading-value="0" style:font-size-asian="14pt" style:font-weight-asian="bold" style:font-size-complex="14pt" style:font-weight-complex="bold"/>
    </style:style>
    <style:style style:name="T299" style:family="text">
      <style:text-properties fo:color="#dcdcaa" loext:opacity="100%" style:font-name="Consolas" fo:font-size="10.5pt" fo:font-weight="normal" officeooo:rsid="00655c53" fo:background-color="#1f1f1f" loext:char-shading-value="0" style:font-size-asian="14pt" style:font-weight-asian="bold" style:font-size-complex="14pt" style:font-weight-complex="bold"/>
    </style:style>
    <style:style style:name="T300" style:family="text">
      <style:text-properties fo:color="#ffffff" loext:opacity="100%" style:font-name="Liberation Serif" fo:font-size="12pt" fo:font-weight="normal" officeooo:rsid="00659c87" fo:background-color="#1f1f1f" loext:char-shading-value="0" style:font-size-asian="12pt" style:font-weight-asian="normal" style:font-size-complex="12pt" style:font-weight-complex="normal"/>
    </style:style>
    <style:style style:name="T301" style:family="text">
      <style:text-properties fo:color="#ffffff" loext:opacity="100%" style:font-name="Liberation Serif" fo:font-size="14pt" fo:font-weight="bold" officeooo:rsid="00659c87" fo:background-color="#1f1f1f" loext:char-shading-value="0" style:font-size-asian="14pt" style:font-weight-asian="bold" style:font-size-complex="14pt" style:font-weight-complex="bold"/>
    </style:style>
    <style:style style:name="T302" style:family="text">
      <style:text-properties fo:color="#ffffff" loext:opacity="100%" style:font-name="Liberation Serif" fo:font-size="14pt" fo:font-weight="bold" officeooo:rsid="00665638" fo:background-color="#1f1f1f" loext:char-shading-value="0" style:font-size-asian="14pt" style:font-weight-asian="bold" style:font-size-complex="14pt" style:font-weight-complex="bold"/>
    </style:style>
    <style:style style:name="T303" style:family="text">
      <style:text-properties fo:color="#4ec9b0"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4" style:family="text">
      <style:text-properties fo:color="#d4d4d4"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5" style:family="text">
      <style:text-properties fo:color="#dcdcaa"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6" style:family="text">
      <style:text-properties fo:color="#cccccc"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7" style:family="text">
      <style:text-properties fo:color="#c586c0"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8" style:family="text">
      <style:text-properties fo:color="#569cd6"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9" style:family="text">
      <style:text-properties fo:color="#4fc1ff"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0" style:family="text">
      <style:text-properties fo:color="#9cdcfe"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1" style:family="text">
      <style:text-properties fo:color="#9cdcfe" loext:opacity="100%" style:font-name="Consolas" fo:font-size="10.5pt" style:text-underline-style="solid" style:text-underline-width="auto" style:text-underline-color="font-color" fo:font-weight="normal" officeooo:rsid="00659c87" fo:background-color="#1f1f1f" loext:char-shading-value="0" style:font-size-asian="12pt" style:font-weight-asian="normal" style:font-size-complex="12pt" style:font-weight-complex="normal"/>
    </style:style>
    <style:style style:name="T312" style:family="text">
      <style:text-properties fo:color="#dcdcaa" loext:opacity="100%" style:text-underline-style="solid" style:text-underline-width="auto" style:text-underline-color="font-color"/>
    </style:style>
    <style:style style:name="T313" style:family="text">
      <style:text-properties fo:color="#ffffff" loext:opacity="100%" style:font-name="Liberation Serif" fo:font-size="12pt" fo:font-weight="normal" officeooo:rsid="00665638" fo:background-color="#1f1f1f" loext:char-shading-value="0" style:font-size-asian="12pt" style:font-weight-asian="normal" style:font-size-complex="12pt" style:font-weight-complex="normal"/>
    </style:style>
    <style:style style:name="T314" style:family="text">
      <style:text-properties fo:color="#9cdcfe"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5" style:family="text">
      <style:text-properties fo:color="#cccccc"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6" style:family="text">
      <style:text-properties fo:color="#d4d4d4"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7" style:family="text">
      <style:text-properties fo:color="#4fc1ff"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8" style:family="text">
      <style:text-properties fo:color="#4ec9b0"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9" style:family="text">
      <style:text-properties fo:color="#dcdcaa"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20" style:family="text">
      <style:text-properties fo:color="#ffffff" loext:opacity="100%" style:font-name="Liberation Serif" fo:font-size="18pt" fo:font-weight="bold" officeooo:rsid="00669009" fo:background-color="#1f1f1f" loext:char-shading-value="0" style:font-size-asian="18pt" style:font-weight-asian="bold" style:font-size-complex="18pt" style:font-weight-complex="bold"/>
    </style:style>
    <style:style style:name="T321" style:family="text">
      <style:text-properties fo:color="#ffffff" loext:opacity="100%" style:font-name="Liberation Serif" fo:font-size="18pt" fo:font-weight="bold" officeooo:rsid="00659c87" fo:background-color="#1f1f1f" loext:char-shading-value="0" style:font-size-asian="18pt" style:font-weight-asian="bold" style:font-size-complex="18pt" style:font-weight-complex="bold"/>
    </style:style>
    <style:style style:name="T322" style:family="text">
      <style:text-properties fo:color="#ffffff" loext:opacity="100%" style:font-name="Liberation Serif" fo:font-size="14pt" fo:font-weight="bold" officeooo:rsid="00669009" fo:background-color="#1f1f1f" loext:char-shading-value="0" style:font-size-asian="14pt" style:font-weight-asian="bold" style:font-size-complex="14pt" style:font-weight-complex="bold"/>
    </style:style>
    <style:style style:name="T323" style:family="text">
      <style:text-properties fo:color="#ffffff" loext:opacity="100%" style:font-name="Liberation Serif" fo:font-size="12pt" fo:font-weight="normal" officeooo:rsid="00669009" fo:background-color="#1f1f1f" loext:char-shading-value="0" style:font-size-asian="12pt" style:font-weight-asian="normal" style:font-size-complex="12pt" style:font-weight-complex="normal"/>
    </style:style>
    <style:style style:name="T324" style:family="text">
      <style:text-properties fo:color="#ffffff" loext:opacity="100%" fo:font-size="12pt" fo:font-weight="normal" officeooo:rsid="00669009" fo:background-color="#1f1f1f" loext:char-shading-value="0" style:font-size-asian="12pt" style:font-weight-asian="normal" style:font-size-complex="12pt" style:font-weight-complex="normal"/>
    </style:style>
    <style:style style:name="T325" style:family="text">
      <style:text-properties fo:color="#cccccc"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26" style:family="text">
      <style:text-properties fo:color="#dcdcaa"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27" style:family="text">
      <style:text-properties fo:color="#4ec9b0"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28" style:family="text">
      <style:text-properties fo:color="#ffffff" loext:opacity="100%" style:font-name="Liberation Serif" fo:font-size="14pt" fo:font-weight="bold" officeooo:rsid="00673d51" fo:background-color="#1f1f1f" loext:char-shading-value="0" style:font-size-asian="14pt" style:font-weight-asian="bold" style:font-size-complex="14pt" style:font-weight-complex="bold"/>
    </style:style>
    <style:style style:name="T329" style:family="text">
      <style:text-properties fo:color="#ffffff" loext:opacity="100%" style:font-name="Liberation Serif" fo:font-size="12pt" fo:font-weight="normal" officeooo:rsid="00673d51" fo:background-color="#1f1f1f" loext:char-shading-value="0" style:font-size-asian="12pt" style:font-weight-asian="normal" style:font-size-complex="12pt" style:font-weight-complex="normal"/>
    </style:style>
    <style:style style:name="T330" style:family="text">
      <style:text-properties fo:color="#ffffff" loext:opacity="100%" style:font-name="Liberation Serif" fo:font-size="12pt" fo:font-weight="bold" officeooo:rsid="00673d51" fo:background-color="#1f1f1f" loext:char-shading-value="0" style:font-size-asian="12pt" style:font-weight-asian="normal" style:font-size-complex="12pt" style:font-weight-complex="normal"/>
    </style:style>
    <style:style style:name="T331" style:family="text">
      <style:text-properties fo:color="#ffffff" loext:opacity="100%" fo:font-size="12pt" fo:font-weight="normal" officeooo:rsid="00673d51" fo:background-color="#1f1f1f" loext:char-shading-value="0" style:font-size-asian="12pt" style:font-weight-asian="normal" style:font-size-complex="12pt" style:font-weight-complex="normal"/>
    </style:style>
    <style:style style:name="T332" style:family="text">
      <style:text-properties fo:color="#ffffff" loext:opacity="100%" style:font-name="Liberation Serif" fo:font-size="18pt" fo:font-weight="bold" officeooo:rsid="006925d7" fo:background-color="#1f1f1f" loext:char-shading-value="0" style:font-size-asian="18pt" style:font-weight-asian="bold" style:font-size-complex="18pt" style:font-weight-complex="bold"/>
    </style:style>
    <style:style style:name="T333" style:family="text">
      <style:text-properties fo:color="#ffffff" loext:opacity="100%" style:font-name="Liberation Serif" fo:font-size="14pt" fo:font-weight="bold" officeooo:rsid="006925d7" fo:background-color="#1f1f1f" loext:char-shading-value="0" style:font-size-asian="14pt" style:font-weight-asian="bold" style:font-size-complex="14pt" style:font-weight-complex="bold"/>
    </style:style>
    <style:style style:name="T334" style:family="text">
      <style:text-properties fo:color="#ffffff" loext:opacity="100%" style:font-name="Liberation Serif" fo:font-size="12pt" fo:font-weight="normal" officeooo:rsid="006925d7" fo:background-color="#1f1f1f" loext:char-shading-value="0"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text:h text:style-name="P214" text:outline-level="1">Module <text:span text:style-name="T191">3 </text:span>: <text:span text:style-name="T191">Enums, Gestion d’erreurs et Robustesse</text:span></text:h>
      <text:p text:style-name="P215"/>
      <text:p text:style-name="P216"><text:span text:style-name="T192">16 — Enums avancés </text:span> </text:p>
      <text:p text:style-name="P217">Une Enum permet de rendre le code plus expressif et évolutif, elle « transporte » plusieurs informations différentes.</text:p>
      <text:p text:style-name="P218"><text:soft-page-break/><text:span text:style-name="T192">16.1 —</text:span> Statut d’une tâche</text:p>
      <text:p text:style-name="P219">Dans le code, on va pouvoir rajouter une Enum juste avant le struct.</text:p>
      <text:p text:style-name="P220"><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19"/>
      <text:p text:style-name="P219">Il faudra aussi modifier le status dans la struct, l’impl et la fonction display</text:p>
      <text:p text:style-name="P219">Réponse : </text:p>
      <text:p text:style-name="P221"><text:span text:style-name="T193">struct</text:span><text:span text:style-name="T194"> </text:span><text:span text:style-name="T195">Task</text:span><text:span text:style-name="T194"> {</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27"/>
      <text:p text:style-name="P222"><text:span text:style-name="T196">Et aussi le if qui permet de terminer une tâche :</text:span> </text:p>
      <text:p text:style-name="P222"/>
      <text:p text:style-name="P222"><text:span text:style-name="T86">else</text:span> <text:span text:style-name="T86">if</text:span> <text:span text:style-name="T52">let</text:span> <text:span text:style-name="T197">Ok</text:span>(<text:span text:style-name="T67">id_validation</text:span>) <text:span text:style-name="T54">=</text:span> <text:span text:style-name="T67">titre</text:span><text:span text:style-name="T54">.</text:span><text:span text:style-name="T66">parse</text:span><text:span text:style-name="T54">::</text:span>&lt;<text:span text:style-name="T68">u32</text:span>&gt;() {</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222"/>
      <text:p text:style-name="P219"/>
      <text:p text:style-name="P218"><text:soft-page-break/><text:span text:style-name="T192">16.2 —</text:span> Variants avec données</text:p>
      <text:p text:style-name="P219">On peut même aller plus loin, on peut mettre des données directement dans l’enum comme sur cet exemple :</text:p>
      <text:p text:style-name="P220"><text:span text:style-name="T52">enum</text:span> <text:span text:style-name="T68">Status</text:span> {</text:p>
      <text:p text:style-name="P26">    <text:span text:style-name="T156">Pending</text:span><text:span text:style-name="T24">,</text:span></text:p>
      <text:p text:style-name="P26">    <text:span text:style-name="T156">EnCours</text:span><text:span text:style-name="T24">(</text:span><text:span text:style-name="T93">u8</text:span><text:span text:style-name="T24">),</text:span></text:p>
      <text:p text:style-name="P26">    <text:span text:style-name="T156">Done</text:span><text:span text:style-name="T24">,</text:span></text:p>
      <text:p text:style-name="P26">    <text:span text:style-name="T156">Annule</text:span><text:span text:style-name="T24">(</text:span><text:span text:style-name="T93">String</text:span><text:span text:style-name="T24">),</text:span></text:p>
      <text:p text:style-name="P27">}</text:p>
      <text:p text:style-name="P219"/>
      <text:p text:style-name="P223"><text:span text:style-name="T192">17 — Pattern matching approfondi </text:span> </text:p>
      <text:p text:style-name="P224">Le Pattern matching permet de découper les données proprement. Au lieu de vérifier une condition Vrai ou Faux comme un if, on compare la donnée à un patterne. Si la donnée correspond au patterne, le code s’exécute.</text:p>
      <text:p text:style-name="P218"><text:span text:style-name="T192">17.</text:span><text:span text:style-name="T198">1</text:span><text:span text:style-name="T192"> — </text:span><text:span text:style-name="T199">Destructuration</text:span></text:p>
      <text:p text:style-name="P225">La destructuration c’est « casser » une struct pour en extraire les données qui nous intéressent et leur donner un nom de variable.</text:p>
      <text:p text:style-name="P225">Par exemple dans le code, dans le if qui nous permet de voir la liste des tâches, on peut intégrer cette fonctionnalité en modifiant le code :</text:p>
      <text:p text:style-name="P226"><text:span text:style-name="T86">else</text:span> <text:span text:style-name="T86">if</text:span> <text:span text:style-name="T67">titre</text:span> <text:span text:style-name="T54">==</text:span> <text:span text:style-name="T55">"liste"</text:span>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p>
      <text:p text:style-name="P26">                        <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p>
      <text:p text:style-name="P26">                        <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26">        <text:span text:style-name="T24">}</text:span></text:p>
      <text:p text:style-name="P225">Ici, on prend, dans la struct Task, la structure d’une tâche qui est rentrée par l’utilisateur, si son patterne correspond à l’enum Done, la tâche est ‘complétée’, pareil pour ‘en cours’</text:p>
      <text:p text:style-name="P227"><text:span text:style-name="T24"/></text:p>
      <text:p text:style-name="P228">17.<text:span text:style-name="T200">2</text:span> — <text:span text:style-name="T200">Guards </text:span><text:span text:style-name="T201">ou « Match Guards »</text:span></text:p>
      <text:p text:style-name="P229">Parfois le patterne correspond mais on veut ajouter une autre condition. C’est là qu’intervient le if à l’intérieur du match.</text:p>
      <text:p text:style-name="P229">Exemple :</text:p>
      <text:p text:style-name="P230"><text:span text:style-name="T86">match</text:span> <text:span text:style-name="T67">task</text:span><text:span text:style-name="T54">.</text:span>id {</text:p>
      <text:p text:style-name="P26">    <text:span text:style-name="T33">1</text:span><text:span text:style-name="T24"> </text:span><text:span text:style-name="T27">=&gt;</text:span><text:span text:style-name="T24"> </text:span><text:span text:style-name="T23">println!</text:span><text:span text:style-name="T24">(</text:span><text:span text:style-name="T25">"C'est la toute première tâche !"</text:span><text:span text:style-name="T24">),</text:span></text:p>
      <text:p text:style-name="P26"><text:soft-page-break/>    <text:span text:style-name="T26">n</text:span><text:span text:style-name="T24"> </text:span><text:span text:style-name="T84">if</text:span><text:span text:style-name="T24"> </text:span><text:span text:style-name="T26">n</text:span><text:span text:style-name="T24"> </text:span><text:span text:style-name="T27">&gt;</text:span><text:span text:style-name="T24"> </text:span><text:span text:style-name="T33">100</text:span><text:span text:style-name="T24"> </text:span><text:span text:style-name="T27">=&gt;</text:span><text:span text:style-name="T24"> </text:span><text:span text:style-name="T23">println!</text:span><text:span text:style-name="T24">(</text:span><text:span text:style-name="T25">"Wow, quel ID élevé : </text:span><text:span text:style-name="T23">{}</text:span><text:span text:style-name="T25"> !"</text:span><text:span text:style-name="T24">, </text:span><text:span text:style-name="T26">n</text:span><text:span text:style-name="T24">),</text:span></text:p>
      <text:p text:style-name="P26">    <text:span text:style-name="T26">n</text:span><text:span text:style-name="T24"> </text:span><text:span text:style-name="T84">if</text:span><text:span text:style-name="T24"> </text:span><text:span text:style-name="T26">n</text:span><text:span text:style-name="T24"> </text:span><text:span text:style-name="T27">%</text:span><text:span text:style-name="T24"> </text:span><text:span text:style-name="T33">2</text:span><text:span text:style-name="T24"> </text:span><text:span text:style-name="T27">==</text:span><text:span text:style-name="T24"> </text:span><text:span text:style-name="T33">0</text:span><text:span text:style-name="T24"> </text:span><text:span text:style-name="T27">=&gt;</text:span><text:span text:style-name="T24"> </text:span><text:span text:style-name="T23">println!</text:span><text:span text:style-name="T24">(</text:span><text:span text:style-name="T25">"L'ID </text:span><text:span text:style-name="T23">{}</text:span><text:span text:style-name="T25"> est pair."</text:span><text:span text:style-name="T24">, </text:span><text:span text:style-name="T26">n</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C'est un ID classique."</text:span><text:span text:style-name="T24">),</text:span></text:p>
      <text:p text:style-name="P27">}</text:p>
      <text:p text:style-name="P229">n devient une variable temporaire qui prend la valeur de l’id.</text:p>
      <text:p text:style-name="P229">Le if n &gt; 100 c’est le Guard. Si l’id est inférieur à 100, ce if est ignoré et on passe au suivant.</text:p>
      <text:p text:style-name="P229"/>
      <text:p text:style-name="P231">17.3 — Nettoyage du code <text:span text:style-name="T202">du projet</text:span></text:p>
      <text:p text:style-name="P232">Il y a beaucoup de else if dans notre code, on peut les remplacer avec le pattern matching pour nettoyer et rendre plus lisible notre code</text:p>
      <text:p text:style-name="P229"/>
      <text:p text:style-name="P230"><text:span text:style-name="T86">match</text:span> <text:span text:style-name="T67">titre</text:span> {</text:p>
      <text:p text:style-name="P26">            <text:span text:style-name="T25">"quitter"</text:span><text:span text:style-name="T24"> </text:span><text:span text:style-name="T27">=&gt;</text:span><text:span text:style-name="T24"> </text:span><text:span text:style-name="T84">break</text:span><text:span text:style-name="T24">,</text:span></text:p>
      <text:p text:style-name="P26">            </text:p>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text:soft-page-break/>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s</text:span><text:span text:style-name="T27">.</text:span><text:span text:style-name="T22">to_string</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23">println!</text:span><text:span text:style-name="T24">(</text:span><text:span text:style-name="T25">"Le titre ne peut pas être vide."</text:span><text:span text:style-name="T24">),</text:span></text:p>
      <text:p text:style-name="P26">        <text:span text:style-name="T24">}</text:span></text:p>
      <text:p text:style-name="P229"/>
      <text:p text:style-name="P232">Le code est tout de suite plus lisible, on évite les if qui s’empilent à l’infini dans le code et Rust s’assure qu’on oublie aucun cas de figure.<text:line-break/><text:span text:style-name="T203">On a aussi remis dans l’ordre de priorité les fonctionnalités afin qu’elles fonctionnent correctement.</text:span></text:p>
      <text:p text:style-name="P232"/>
      <text:p text:style-name="P233"><text:span text:style-name="T192">18 — Option : éliminer le null </text:span> </text:p>
      <text:p text:style-name="P234"><text:span text:style-name="T192">18.</text:span><text:span text:style-name="T204">1</text:span><text:span text:style-name="T192"> — Option&lt;</text:span><text:span text:style-name="T204">T&gt;</text:span></text:p>
      <text:p text:style-name="P232">En Rust, une valeur qui peut être absente n'est pas une variable normale. C'est une boîte scellée.</text:p>
      <text:p text:style-name="P235">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34"><text:span text:style-name="T192">18.</text:span><text:span text:style-name="T204">2</text:span><text:span text:style-name="T192"> — </text:span><text:span text:style-name="T204">Ouvrir la boîte avec match</text:span></text:p>
      <text:p text:style-name="P236"><text:span text:style-name="T52">let</text:span> <text:span text:style-name="T67">resultat</text:span> <text:span text:style-name="T54">=</text:span> <text:span text:style-name="T66">trouver_tache</text:span>(<text:span text:style-name="T54">&amp;</text:span><text:span text:style-name="T53">list</text:span>, <text:span text:style-name="T205">10</text:span>); </text:p>
      <text:p text:style-name="P30"/>
      <text:p text:style-name="P27"><text:span text:style-name="T86">match</text:span> <text:span text:style-name="T67">resultat</text:span> {</text:p>
      <text:p text:style-name="P26">    <text:span text:style-name="T156">Some</text:span><text:span text:style-name="T24">(</text:span><text:span text:style-name="T26">tache</text:span><text:span text:style-name="T24">) </text:span><text:span text:style-name="T27">=&gt;</text:span><text:span text:style-name="T24"> </text:span><text:span text:style-name="T23">println!</text:span><text:span text:style-name="T24">(</text:span><text:span text:style-name="T25">"J'ai trouvé la tâche : </text:span><text:span text:style-name="T23">{}</text:span><text:span text:style-name="T25">"</text:span><text:span text:style-name="T24">, </text:span><text:span text:style-name="T26">tache</text:span><text:span text:style-name="T27">.</text:span><text:span text:style-name="T26">title</text:span><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cette tâche n'existe pas."</text:span><text:span text:style-name="T24">),</text:span></text:p>
      <text:p text:style-name="P27">}</text:p>
      <text:p text:style-name="P237"><text:line-break/><text:span text:style-name="T206">Ici on est obligé de dire ce qui se passe si c’est vide</text:span></text:p>
      <text:p text:style-name="P238">18.<text:span text:style-name="T207">3 </text:span>— <text:span text:style-name="T208">Ouvrir la boîte avec </text:span><text:span text:style-name="T207">if let</text:span></text:p>
      <text:p text:style-name="P239">Dans le pattern matching ‘voir’ :</text:p>
      <text:p text:style-name="P240"><text:span text:style-name="T86">if</text:span> <text:span text:style-name="T52">let</text:span> <text:span text:style-name="T197">Some</text:span>(<text:span text:style-name="T67">tache</text:span>) <text:span text:style-name="T54">=</text:span> <text:span text:style-name="T66">trouver_tache</text:span>(<text:span text:style-name="T54">&amp;</text:span><text:span text:style-name="T53">list</text:span>, <text:span text:style-name="T67">id_cible</text:span>) {</text:p>
      <text:p text:style-name="P26"><text:soft-page-break/>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40"/>
      <text:p text:style-name="P239">C’est le si et seulement si il y a une valeur, et on s’en fiche s’il n’y en a pas.</text:p>
      <text:p text:style-name="P238">18.<text:span text:style-name="T207">4 </text:span>— <text:span text:style-name="T207">Rechercher une tâche</text:span></text:p>
      <text:p text:style-name="P239">On commence par rajouter la fonction chercher_tache en dehors de la fonction main bien sûr : </text:p>
      <text:p text:style-name="P241"><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27"/>
      <text:p text:style-name="P242">Et ensuite on crée un nouveau pattern matching avec le mot « chercher », en le plaçant avant le suppr et l’ajout</text:p>
      <text:p text:style-name="P242"/>
      <text:p text:style-name="P243"><text:span text:style-name="T67">s</text:span> <text:span text:style-name="T86">if</text:span> <text:span text:style-name="T67">s</text:span><text:span text:style-name="T54">.</text:span><text:span text:style-name="T66">starts_with</text:span>(<text:span text:style-name="T55">"chercher "</text:span>) <text:span text:style-name="T54">=&gt;</text:span> {</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p>
      <text:p text:style-name="P26">                <text:span text:style-name="T84">match</text:span><text:span text:style-name="T24"> </text:span><text:span text:style-name="T22">chercher_tache</text:span><text:span text:style-name="T24">(</text:span><text:span text:style-name="T27">&amp;</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                <text:span text:style-name="T24">}</text:span></text:p>
      <text:p text:style-name="P26">            <text:span text:style-name="T24">}</text:span></text:p>
      <text:p text:style-name="P242"/>
      <text:p text:style-name="P244"><text:span text:style-name="T192">1</text:span><text:span text:style-name="T209">9 </text:span><text:span text:style-name="T192">— </text:span><text:span text:style-name="T209">Result : gestion d’erreurs</text:span></text:p>
      <text:p text:style-name="P245"><text:span text:style-name="T127">Si </text:span><text:span text:style-name="Source_20_Text"><text:span text:style-name="T127">Option</text:span></text:span><text:span text:style-name="T127"> gérait l'absence de valeur, </text:span><text:span text:style-name="Source_20_Text"><text:span text:style-name="T127">Result</text:span></text:span><text:span text:style-name="T127"> gère la présence d'une erreur. C'est ce qui permet à Rust d'être aussi stable : on ne "lance" pas d'exceptions (comme en Python ou Java), on retourne l'erreur comme une donnée normale. </text:span></text:p>
      <text:p text:style-name="P239"/>
      <text:h text:style-name="P246" text:outline-level="2"><text:span text:style-name="T168">19.1 — </text:span><text:span text:style-name="Source_20_Text"><text:span text:style-name="T168">Result&lt;T, E&gt;</text:span></text:span></text:h>
      <text:p text:style-name="P247">Un <text:span text:style-name="Source_20_Text">Result</text:span> est une énumération à deux faces :</text:p>
      <text:list text:style-name="L34">
        <text:list-item>
          <text:p text:style-name="P248"><text:span text:style-name="Source_20_Text"><text:span text:style-name="T2">Ok(T)</text:span></text:span> : Tout s'est bien passé, voici le résultat (<text:span text:style-name="Source_20_Text">T</text:span>).</text:p>
        </text:list-item>
        <text:list-item>
          <text:p text:style-name="P248"><text:span text:style-name="Source_20_Text"><text:span text:style-name="T2">Err(E)</text:span></text:span> : Il y a eu un problème, voici l'erreur (<text:span text:style-name="Source_20_Text">E</text:span>).</text:p>
        </text:list-item>
      </text:list>
      <text:p text:style-name="P247">C'est exactement ce que renvoie la fonction <text:span text:style-name="Source_20_Text">.parse::&lt;u32&gt;()</text:span> qu<text:span text:style-name="T210">e l’on</text:span> utilise :</text:p>
      <text:list text:style-name="L35">
        <text:list-item>
          <text:p text:style-name="P249"><text:soft-page-break/>Si tu tapes "12", elle renvoie <text:span text:style-name="Source_20_Text">Ok(12)</text:span>.</text:p>
        </text:list-item>
        <text:list-item>
          <text:p text:style-name="P249">Si tu tapes "Bonjour", elle renvoie <text:span text:style-name="Source_20_Text">Err(...)</text:span>.</text:p>
        </text:list-item>
      </text:list>
      <text:h text:style-name="P250" text:outline-level="2">19.2 — <text:span text:style-name="T211">Différence Panic vs Gestion propre</text:span></text:h>
      <text:p text:style-name="P247">Il y a deux façons de traiter une erreur en Rust :</text:p>
      <text:list text:style-name="L36">
        <text:list-item>
          <text:p text:style-name="P251"><text:span text:style-name="T2">Le Panic (L'arrêt d'urgence)</text:span> : C'est quand tu utilises <text:span text:style-name="Source_20_Text">.expect()</text:span> ou <text:span text:style-name="Source_20_Text">.unwrap()</text:span>. Tu dis au programme : "Donne-moi le contenu de la boîte, et si elle est vide, <text:span text:style-name="T2">fais </text:span><text:span text:style-name="T212">crasher</text:span><text:span text:style-name="T2"> tout le programme</text:span>".</text:p>
        </text:list-item>
        <text:list-item>
          <text:p text:style-name="P251"><text:span text:style-name="T2">La Gestion propre (Le Match)</text:span> : Tu traites l'erreur sans faire crasher le programme, <text:span text:style-name="T210">comme dans le projet.</text:span></text:p>
        </text:list-item>
      </text:list>
      <text:p text:style-name="P245">19.3 — Application au projet : Sécuriser l'ajout de tâche</text:p>
      <text:p text:style-name="P252">On ajoute une fonction de validation : </text:p>
      <text:p text:style-name="P253"><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252">Si le titre de la tâche fait moins de 3 caractères, cela renvoie une erreur et donc le message d’erreur associé grâce à Result.</text:p>
      <text:p text:style-name="P252">Ensuite on modifie le match d’ajout de tâche par celui ci pour bien prendre en compte la nouvelle fonction : </text:p>
      <text:p text:style-name="P253"><text:span text:style-name="T67">s</text:span> <text:span text:style-name="T86">if</text:span> <text:span text:style-name="T54">!</text:span><text:span text:style-name="T67">s</text:span><text:span text:style-name="T54">.</text:span><text:span text:style-name="T66">is_empty</text:span>() <text:span text:style-name="T54">=&gt;</text:span> {</text:p>
      <text:p text:style-name="P26">                <text:span text:style-name="T84">match</text:span><text:span text:style-name="T24"> </text:span><text:span text:style-name="T22">valider_titre</text:span><text:span text:style-name="T24">(</text:span><text:span text:style-name="T26">s</text:span><text:span text:style-name="T24">) {</text:span></text:p>
      <text:p text:style-name="P26">                    <text:span text:style-name="T156">Ok</text:span><text:span text:style-name="T24">(</text:span><text:span text:style-name="T26">titre_valide</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26">                    <text:span text:style-name="T156">Err</text:span><text:span text:style-name="T24">(</text:span><text:span text:style-name="T26">message</text:span><text:span text:style-name="T24">) </text:span><text:span text:style-name="T27">=&gt;</text:span><text:span text:style-name="T24"> </text:span><text:span text:style-name="T23">println!</text:span><text:span text:style-name="T24">(</text:span><text:span text:style-name="T25">"Erreur : </text:span><text:span text:style-name="T23">{}</text:span><text:span text:style-name="T25">"</text:span><text:span text:style-name="T24">, </text:span><text:span text:style-name="T26">message</text:span><text:span text:style-name="T24">),</text:span></text:p>
      <text:p text:style-name="P26">                <text:span text:style-name="T24">}</text:span></text:p>
      <text:p text:style-name="P26">            <text:span text:style-name="T24">}</text:span></text:p>
      <text:p text:style-name="P252">Si une erreur est renvoyée, un message d’erreur est envoyé, sinon la tâche est ajoutée sans problèmes.</text:p>
      <text:p text:style-name="P252"/>
      <text:p text:style-name="P254"><text:span text:style-name="T213">20</text:span><text:span text:style-name="T214"> </text:span><text:span text:style-name="T215">— </text:span><text:span text:style-name="T214">Result : gestion d’erreurs</text:span></text:p>
      <text:p text:style-name="P254">Gérer chaque erreur avec un <text:span text:style-name="Source_20_Text">match</text:span> peut vite devenir lourd (on appelle ça le "pyramide de la mort" quand on a trop d'accolades imbriquées). L'opérateur <text:span text:style-name="Source_20_Text">?</text:span> permet de simplifier tout ça. </text:p>
      <text:p text:style-name="P254"><text:span text:style-name="T168">20.1 — L'opérateur </text:span><text:span text:style-name="Source_20_Text"><text:span text:style-name="T168">?</text:span></text:span></text:p>
      <text:p text:style-name="P255"><text:soft-page-break/><text:span text:style-name="T127">L'opérateur </text:span><text:span text:style-name="Source_20_Text"><text:span text:style-name="T127">?</text:span></text:span><text:span text:style-name="T127"> placé à la fin d'une fonction qui renvoie un </text:span><text:span text:style-name="Source_20_Text"><text:span text:style-name="T127">Result</text:span></text:span><text:span text:style-name="T127"> ou une </text:span><text:span text:style-name="Source_20_Text"><text:span text:style-name="T127">Option</text:span></text:span><text:span text:style-name="T127"> signifie :</text:span></text:p>
      <text:list text:style-name="L37">
        <text:list-item>
          <text:p text:style-name="P256"><text:span text:style-name="T127">Si c'est </text:span><text:span text:style-name="Source_20_Text"><text:span text:style-name="T127">Ok</text:span></text:span><text:span text:style-name="T127"> : Déballe la valeur et continue.</text:span></text:p>
        </text:list-item>
        <text:list-item>
          <text:p text:style-name="P256"><text:span text:style-name="T127">Si c'est </text:span><text:span text:style-name="Source_20_Text"><text:span text:style-name="T127">Err</text:span></text:span><text:span text:style-name="T127"> : Arrête immédiatement la fonction actuelle et renvoie l'erreur à la fonction qui l'a appelée.</text:span></text:p>
        </text:list-item>
      </text:list>
      <text:p text:style-name="P161">C'est ce qu'on appelle la propagation. Au lieu de gérer l'erreur ici, tu la remontes au niveau supérieur.</text:p>
      <text:p text:style-name="P255">20.2 — Refactor du code CLI</text:p>
      <text:p text:style-name="P257">On met ce qu’il y avait dans le match dans une nouvelle fonction en dehors du main. On modifie aussi les blocs d’ajout, de suppression et de détail pour utiliser l’opérateur ?.<text:line-break/>Dans la fonction main, on supprime le match pour le remplacer par un if pour « quitter ». On met aussi un if, qui, en cas d’erreur lors de l’exécution de la commande, renvoie un message d’erreur.</text:p>
      <text:p text:style-name="P258"><text:span text:style-name="T52">use</text:span> <text:span text:style-name="T68">std</text:span><text:span text:style-name="T54">::</text:span><text:span text:style-name="T68">io</text:span>;</text:p>
      <text:p text:style-name="P30"/>
      <text:p text:style-name="P27"><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text:soft-page-break/>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30"/>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Vec</text:span>&lt;<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26">        <text:span text:style-name="T25">"quitter"</text:span><text:span text:style-name="T24"> </text:span><text:span text:style-name="T27">=&gt;</text:span><text:span text:style-name="T24"> {</text:span></text:p>
      <text:p text:style-name="P26">            <text:span text:style-name="T156">Ok</text:span><text:span text:style-name="T24">(())</text:span></text:p>
      <text:p text:style-name="P26">        <text:span text:style-name="T24">}</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match</text:span><text:span text:style-name="T24"> </text:span><text:span text:style-name="T65">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cherche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span text:style-name="T84">match</text:span><text:span text:style-name="T24"> </text:span><text:span text:style-name="T22">chercher_tache</text:span><text:span text:style-name="T24">(</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L'ID doit être un nombre !"</text:span><text:span text:style-name="T24">)</text:span><text:span text:style-name="T27">?</text:span><text:span text:style-name="T24">;</text:span></text:p>
      <text:p text:style-name="P26">            </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 pour 'voir'"</text:span><text:span text:style-name="T24">)</text:span><text:span text:style-name="T27">?</text:span><text:span text:style-name="T24">;</text:span></text:p>
      <text:p text:style-name="P26">            </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65">list</text:span><text:span text:style-name="T24">, </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oft-page-break/><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30"/>
      <text:p text:style-name="P26">    </text:p>
      <text:p text:style-name="P26">    </text:p>
      <text:p text:style-name="P27">}</text:p>
      <text:p text:style-name="P27">}</text:p>
      <text:p text:style-name="P257"/>
      <text:p text:style-name="P259"><text:span text:style-name="T213">2</text:span><text:span text:style-name="T216">1</text:span><text:span text:style-name="T214"> </text:span><text:span text:style-name="T215">— </text:span><text:span text:style-name="T216">Lecture &amp; écriture fichier</text:span></text:p>
      <text:p text:style-name="P260"><text:span text:style-name="T127">Pour l'instant, dès que l’on quitte le programme, tes tâches disparaissent. On va utiliser le module </text:span><text:span text:style-name="Source_20_Text"><text:span text:style-name="T127">std::fs</text:span></text:span><text:span text:style-name="T127"> (File System) pour les sauvegarder dans un fichier texte. </text:span></text:p>
      <text:h text:style-name="P261" text:outline-level="2"><text:span text:style-name="T168">21.1 — Pourquoi </text:span><text:span text:style-name="Source_20_Text"><text:span text:style-name="T168">std::fs</text:span></text:span><text:span text:style-name="T168"> ?</text:span></text:h>
      <text:p text:style-name="P262">Le module <text:span text:style-name="Source_20_Text">fs</text:span> permet de manipuler les fichiers. En Rust, ces opérations renvoient presque toujours un <text:span text:style-name="Source_20_Text">Result</text:span>, car beaucoup de choses peuvent mal se passer :</text:p>
      <text:list text:style-name="L38">
        <text:list-item>
          <text:p text:style-name="P263">Le fichier n'existe pas.</text:p>
        </text:list-item>
        <text:list-item>
          <text:p text:style-name="P263">Tu n'as pas la permission d'écrire.</text:p>
        </text:list-item>
        <text:list-item>
          <text:p text:style-name="P263">Le disque est plein.</text:p>
        </text:list-item>
      </text:list>
      <text:p text:style-name="P262">C'est ici que l'opérateur <text:span text:style-name="Source_20_Text"><text:span text:style-name="T2">?</text:span></text:span> qu'on vient de voir va devenir ton meilleur ami.</text:p>
      <text:h text:style-name="P264" text:outline-level="2"><text:soft-page-break/><text:span text:style-name="T217">21.</text:span><text:span text:style-name="T218">2</text:span><text:span text:style-name="T217"> — </text:span><text:span text:style-name="T219">Persistance des tâches </text:span> </text:h>
      <text:p text:style-name="P265">Ajouter les fonctions suivantes (sauvegarde et chargement à partir de la sauvegarde) :</text:p>
      <text:p text:style-name="P266"><text:span text:style-name="T52">use</text:span> <text:span text:style-name="T68">std</text:span><text:span text:style-name="T54">::</text:span><text:span text:style-name="T68">fs</text:span><text:span text:style-name="T54">::</text:span><text:span text:style-name="T68">File</text:span>;</text:p>
      <text:p text:style-name="P27"><text:span text:style-name="T52">use</text:span> <text:span text:style-name="T68">std</text:span><text:span text:style-name="T54">::</text:span><text:span text:style-name="T68">io</text:span><text:span text:style-name="T54">::</text:span>{<text:span text:style-name="T68">Write</text:span>, <text:span text:style-name="T68">BufReader</text:span>, <text:span text:style-name="T68">BufRead</text:span>};</text:p>
      <text:p text:style-name="P30"/>
      <text:p text:style-name="P27"><text:span text:style-name="T52">fn</text:span> <text:span text:style-name="T66">sauvegarder</text:span>(<text:span text:style-name="T67">liste</text:span><text:span text:style-name="T54">:</text:span> <text:span text:style-name="T54">&amp;</text:span>[<text:span text:style-name="T68">Task</text:span>])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
      <text:p text:style-name="P27"><text:span text:style-name="T52">fn</text:span> <text:span text:style-name="T66">charger</text:span>() <text:span text:style-name="T54">-&gt;</text:span> <text:span text:style-name="T68">io</text:span><text:span text:style-name="T54">::</text:span><text:span text:style-name="T68">Result</text:span>&lt;<text:span text:style-name="T68">Vec</text:span>&lt;<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push</text:span><text:span text:style-name="T24">(</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67"/>
      <text:p text:style-name="P268">Modifier, dans le main, les variables list et id : </text:p>
      <text:p text:style-name="P269"><text:span text:style-name="T52">let</text:span> <text:span text:style-name="T52">mut</text:span> <text:span text:style-name="T53">list</text:span> <text:span text:style-name="T54">=</text:span> <text:span text:style-name="T66">charger</text:span>()<text:span text:style-name="T54">.</text:span><text:span text:style-name="T66">unwrap_or_else</text:span>(<text:span text:style-name="T54">|</text:span><text:span text:style-name="T67">_</text:span><text:span text:style-name="T54">|</text:span> <text:span text:style-name="T68">Vec</text:span><text:span text:style-name="T54">::</text:span><text:span text:style-name="T66">new</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iter</text:span><text:span text:style-name="T24">()</text:span><text:span text:style-name="T27">.</text:span><text:span text:style-name="T22">map</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text:span><text:span text:style-name="T27">.</text:span><text:span text:style-name="T22">max</text:span><text:span text:style-name="T24">()</text:span><text:span text:style-name="T27">.</text:span><text:span text:style-name="T22">unwrap_or</text:span><text:span text:style-name="T24">(</text:span><text:span text:style-name="T33">0</text:span><text:span text:style-name="T24">) </text:span><text:span text:style-name="T27">+</text:span><text:span text:style-name="T24"> </text:span><text:span text:style-name="T33">1</text:span><text:span text:style-name="T24">;</text:span></text:p>
      <text:p text:style-name="P270"/>
      <text:p text:style-name="P271">Et ajouter, après le loop, la sauvegarde : </text:p>
      <text:p text:style-name="P272"/>
      <text:p text:style-name="P270"><text:span text:style-name="T66">sauvegarder</text:span>(<text:span text:style-name="T54">&amp;</text:span><text:span text:style-name="T53">list</text:span>)<text:span text:style-name="T54">.</text:span><text:span text:style-name="T66">expect</text:span>(<text:span text:style-name="T55">"Erreur de sauvegarde"</text:span>);</text:p>
      <text:p text:style-name="P270"/>
      <text:h text:style-name="P273" text:outline-level="2"><text:soft-page-break/><text:span text:style-name="T217">21.</text:span><text:span text:style-name="T220">3</text:span><text:span text:style-name="T217"> — </text:span><text:span text:style-name="T221">Gestion d’erreurs réelles</text:span> </text:h>
      <text:p text:style-name="P270"/>
      <text:p text:style-name="P274"><text:span text:style-name="T222">L'erreur fatale</text:span><text:span text:style-name="T223"> : Si le programme ne peut pas lire le clavier (</text:span><text:span text:style-name="Source_20_Text"><text:span text:style-name="T224">expect</text:span></text:span><text:span text:style-name="T223">), il s'arrête.</text:span></text:p>
      <text:p text:style-name="P274"><text:span text:style-name="T2">L'erreur contournable</text:span> : Si le fichier <text:span text:style-name="Source_20_Text">tasks.txt</text:span> n'existe pas, ce n'est pas grave ! On crée juste une liste vide (c'est ce qu'on fait dans <text:span text:style-name="Source_20_Text">charger</text:span>).</text:p>
      <text:p text:style-name="P268"/>
      <text:p text:style-name="P275"><text:span text:style-name="T225">2</text:span><text:span text:style-name="T226">2</text:span><text:span text:style-name="T227"> </text:span><text:span text:style-name="T228">— </text:span><text:span text:style-name="T226">HashMap</text:span></text:p>
      <text:p text:style-name="P276"><text:span text:style-name="T127">Pour l'instant, on utilise un </text:span><text:span text:style-name="Source_20_Text"><text:span text:style-name="T127">Vec&lt;Task&gt;</text:span></text:span><text:span text:style-name="T127">. C'est super pour une petite liste, mais imagine que tu aies 10 000 tâches : pour en trouver une par son ID, Rust doit parcourir tout le tableau un par un </text:span></text:p>
      <text:h text:style-name="P277" text:outline-level="2"><text:span text:style-name="T85">22.1 — La structure </text:span><text:span text:style-name="Source_20_Text"><text:span text:style-name="T85">HashMap&lt;K, V&gt;</text:span></text:span></text:h>
      <text:p text:style-name="P278"><text:span text:style-name="T127">On va remplacer </text:span><text:span text:style-name="Source_20_Text"><text:span text:style-name="T127">Vec&lt;Task&gt;</text:span></text:span><text:span text:style-name="T127"> par </text:span><text:span text:style-name="Source_20_Text"><text:span text:style-name="T127">HashMap&lt;u32, Task&gt;</text:span></text:span><text:span text:style-name="T127">.</text:span></text:p>
      <text:list text:style-name="L39">
        <text:list-item>
          <text:p text:style-name="P279"><text:span text:style-name="T127">K (Key) : Le </text:span><text:span text:style-name="Source_20_Text"><text:span text:style-name="T127">u32</text:span></text:span><text:span text:style-name="T127"> (l'ID de la tâche).</text:span></text:p>
        </text:list-item>
        <text:list-item>
          <text:p text:style-name="P279"><text:span text:style-name="T127">V (Value) : La structure </text:span><text:span text:style-name="Source_20_Text"><text:span text:style-name="T127">Task</text:span></text:span><text:span text:style-name="T127"> elle-même.</text:span></text:p>
        </text:list-item>
      </text:list>
      <text:p text:style-name="P280"/>
      <text:p text:style-name="P280">On importe d’abord le HashMap</text:p>
      <text:p text:style-name="P281"><text:span text:style-name="T52">use</text:span> <text:span text:style-name="T68">std</text:span><text:span text:style-name="T54">::</text:span><text:span text:style-name="T68">collections</text:span><text:span text:style-name="T54">::</text:span><text:span text:style-name="T68">HashMap</text:span>;</text:p>
      <text:p text:style-name="P280"/>
      <text:p text:style-name="P282"><text:span text:style-name="T229">Dans le main, on remplace </text:span><text:span text:style-name="T193">let</text:span><text:span text:style-name="T194"> </text:span><text:span text:style-name="T193">mut</text:span><text:span text:style-name="T194"> </text:span><text:span text:style-name="T230">list</text:span><text:span text:style-name="T194">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Vec</text:span><text:span text:style-name="T231">::</text:span><text:span text:style-name="T232">new</text:span><text:span text:style-name="T194">());</text:span></text:p>
      <text:p text:style-name="P282"><text:span text:style-name="T229">par <text:s/></text:span><text:span text:style-name="T193">let</text:span><text:span text:style-name="T194"> </text:span><text:span text:style-name="T193">mut</text:span><text:span text:style-name="T194"> </text:span><text:span text:style-name="T230">list</text:span><text:span text:style-name="T231">:</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HashMap</text:span><text:span text:style-name="T231">::</text:span><text:span text:style-name="T232">new</text:span><text:span text:style-name="T194">());</text:span></text:p>
      <text:p text:style-name="P283"/>
      <text:p text:style-name="P284"><text:span text:style-name="T234">et on met l’id simplement à </text:span><text:span text:style-name="T193">let</text:span><text:span text:style-name="T194"> </text:span><text:span text:style-name="T193">mut</text:span><text:span text:style-name="T194"> </text:span><text:span text:style-name="T230">id</text:span><text:span text:style-name="T194"> </text:span><text:span text:style-name="T231">=</text:span><text:span text:style-name="T194"> </text:span><text:span text:style-name="T230">list</text:span><text:span text:style-name="T231">.</text:span><text:span text:style-name="T232">keys</text:span><text:span text:style-name="T194">()</text:span><text:span text:style-name="T231">.</text:span><text:span text:style-name="T232">max</text:span><text:span text:style-name="T194">()</text:span><text:span text:style-name="T231">.</text:span><text:span text:style-name="T232">unwrap_or</text:span><text:span text:style-name="T194">(</text:span><text:span text:style-name="T231">&amp;</text:span><text:span text:style-name="T235">0</text:span><text:span text:style-name="T194">) </text:span><text:span text:style-name="T231">+</text:span><text:span text:style-name="T194"> </text:span><text:span text:style-name="T235">1</text:span><text:span text:style-name="T194">;</text:span></text:p>
      <text:p text:style-name="P284"><text:span text:style-name="T234"><text:line-break/><text:line-break/></text:span><text:span text:style-name="T236">modifier les fonctions charger et sauvegarder : <text:line-break/><text:line-break/></text:span><text:span text:style-name="T193">fn</text:span><text:span text:style-name="T194"> </text:span><text:span text:style-name="T232">sauvegarder</text:span><text:span text:style-name="T194">(</text:span><text:span text:style-name="T233">liste</text:span><text:span text:style-name="T231">:</text:span><text:span text:style-name="T194"> </text:span><text:span text:style-name="T231">&amp;</text:span><text:span text:style-name="T195">HashMap</text:span><text:span text:style-name="T194">&lt;</text:span><text:span text:style-name="T195">u32</text:span><text:span text:style-name="T194">, </text:span><text:span text:style-name="T195">Task</text:span><text:span text:style-name="T194">&gt;) </text:span><text:span text:style-name="T231">-&gt;</text:span><text:span text:style-name="T194"> </text:span><text:span text:style-name="T195">io</text:span><text:span text:style-name="T231">::</text:span><text:span text:style-name="T195">Result</text:span><text:span text:style-name="T194">&lt;()&gt; {</text:span></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text:soft-page-break/></text:p>
      <text:p text:style-name="P27"><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85"/>
      <text:p text:style-name="P286"><text:span text:style-name="T237">Modifier la fonction d’exécution : <text:line-break/><text:line-break/></text:span><text:span text:style-name="T193">fn</text:span><text:span text:style-name="T194"> </text:span><text:span text:style-name="T232">executer_commande</text:span><text:span text:style-name="T194">(</text:span><text:span text:style-name="T233">titre</text:span><text:span text:style-name="T231">:</text:span><text:span text:style-name="T194"> </text:span><text:span text:style-name="T231">&amp;</text:span><text:span text:style-name="T195">str</text:span><text:span text:style-name="T194">, </text:span><text:span text:style-name="T230">list</text:span><text:span text:style-name="T231">:</text:span><text:span text:style-name="T194"> </text:span><text:span text:style-name="T231">&amp;</text:span><text:span text:style-name="T193">mut</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0">id</text:span><text:span text:style-name="T231">:</text:span><text:span text:style-name="T194"> </text:span><text:span text:style-name="T231">&amp;</text:span><text:span text:style-name="T193">mut</text:span><text:span text:style-name="T194"> </text:span><text:span text:style-name="T195">u32</text:span><text:span text:style-name="T194">) </text:span><text:span text:style-name="T231">-&gt;</text:span><text:span text:style-name="T194"> </text:span><text:span text:style-name="T195">Result</text:span><text:span text:style-name="T194">&lt;(), </text:span><text:span text:style-name="T195">String</text:span><text:span text:style-name="T194">&gt; {</text:span></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287"/>
      <text:p text:style-name="P288"><text:span text:style-name="T225">2</text:span><text:span text:style-name="T238">3</text:span><text:span text:style-name="T227"> </text:span><text:span text:style-name="T228">— </text:span><text:span text:style-name="T238">Refactor complet du projet</text:span></text:p>
      <text:p text:style-name="P280">Actuellement, <text:span text:style-name="T239">le </text:span>code est un peu mélangé : la sauvegarde, la logique des commandes et l'affichage sont tous dans le même fichier.</text:p>
      <text:p text:style-name="P289">En Rust, on utilise des <text:span text:style-name="T2">modules</text:span> pour séparer les responsabilités.</text:p>
      <text:p text:style-name="P290"><text:span text:style-name="T240">2</text:span><text:span text:style-name="T241">3.1</text:span><text:span text:style-name="T242"> </text:span><text:span text:style-name="T243">— </text:span><text:span text:style-name="T241">Séparation logique / affichage</text:span></text:p>
      <text:p text:style-name="P291"><text:soft-page-break/></text:p>
      <text:p text:style-name="P280">Dans ton dossier <text:span text:style-name="Source_20_Text">src/</text:span>, <text:span text:style-name="T239">il faut</text:span> avoir ceci :</text:p>
      <text:list text:style-name="L40">
        <text:list-item>
          <text:p text:style-name="P292"><text:span text:style-name="Source_20_Text">main.rs</text:span></text:p>
        </text:list-item>
        <text:list-item>
          <text:p text:style-name="P292"><text:span text:style-name="Source_20_Text">models.rs</text:span></text:p>
        </text:list-item>
        <text:list-item>
          <text:p text:style-name="P292"><text:span text:style-name="Source_20_Text">logic.rs</text:span></text:p>
        </text:list-item>
      </text:list>
      <text:p text:style-name="P293"><text:span text:style-name="Source_20_Text"><text:span text:style-name="T244">Il faudra utiliser pub afin que les autres fichiers puissent y avoir accès.</text:span></text:span></text:p>
      <text:p text:style-name="P294"><text:span text:style-name="Source_20_Text"><text:span text:style-name="T245">2</text:span></text:span><text:span text:style-name="Source_20_Text"><text:span text:style-name="T246">3.</text:span></text:span><text:span text:style-name="Source_20_Text"><text:span text:style-name="T247">2</text:span></text:span><text:span text:style-name="Source_20_Text"><text:span text:style-name="T248"> </text:span></text:span><text:span text:style-name="Source_20_Text"><text:span text:style-name="T249">— </text:span></text:span><text:span text:style-name="Source_20_Text"><text:span text:style-name="T247">Organisation modulaire</text:span></text:span></text:p>
      <text:p text:style-name="P295">Dans models.rs, on y met l’enum, la struct et l’impl.</text:p>
      <text:p text:style-name="P296"><text:span text:style-name="T250"><text:line-break/></text:span><text:span text:style-name="T193">pub</text:span><text:span text:style-name="T194"> </text:span><text:span text:style-name="T193">enum</text:span><text:span text:style-name="T194"> </text:span><text:span text:style-name="T195">Status</text:span><text:span text:style-name="T194"> {</text:span></text:p>
      <text:p text:style-name="P26">    <text:span text:style-name="T156">Pending</text:span><text:span text:style-name="T24">,</text:span></text:p>
      <text:p text:style-name="P26">    <text:span text:style-name="T156">Done</text:span><text:span text:style-name="T24">,</text:span></text:p>
      <text:p text:style-name="P27">}</text:p>
      <text:p text:style-name="P30"/>
      <text:p text:style-name="P27"><text:span text:style-name="T52">pub</text:span> <text:span text:style-name="T52">struct</text:span> <text:span text:style-name="T68">Task</text:span> {</text:p>
      <text:p text:style-name="P26">    <text:span text:style-name="T23">pub</text:span><text:span text:style-name="T24"> </text:span><text:span text:style-name="T26">id</text:span><text:span text:style-name="T27">:</text:span><text:span text:style-name="T24"> </text:span><text:span text:style-name="T93">u32</text:span><text:span text:style-name="T24">,</text:span></text:p>
      <text:p text:style-name="P26">    <text:span text:style-name="T23">pub</text:span><text:span text:style-name="T24"> </text:span><text:span text:style-name="T26">title</text:span><text:span text:style-name="T27">:</text:span><text:span text:style-name="T24"> </text:span><text:span text:style-name="T93">String</text:span><text:span text:style-name="T24">,</text:span></text:p>
      <text:p text:style-name="P26">    <text:span text:style-name="T23">pub</text:span><text:span text:style-name="T24"> </text:span><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pub</text:span><text:span text:style-name="T24"> </text:span><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23">Self</text:span><text:span text:style-name="T24"> {</text:span></text:p>
      <text:p text:style-name="P26">        <text:span text:style-name="T23">Self</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93">Pending</text:span><text:span text:style-name="T24">,</text:span></text:p>
      <text:p text:style-name="P26">        <text:span text:style-name="T24">}</text:span></text:p>
      <text:p text:style-name="P26">    <text:span text:style-name="T24">}</text:span></text:p>
      <text:p text:style-name="P30"/>
      <text:p text:style-name="P26">    <text:span text:style-name="T23">pub</text:span><text:span text:style-name="T24"> </text:span><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2">println</text:span><text:span text:style-name="T23">!</text:span><text:span text:style-name="T24">(</text:span><text:span text:style-name="T25">"{} - {} - {}"</text:span><text:span text:style-name="T24">, </text:span><text:span text:style-name="T23">self</text:span><text:span text:style-name="T27">.</text:span><text:span text:style-name="T24">id, </text:span><text:span text:style-name="T23">self</text:span><text:span text:style-name="T27">.</text:span><text:span text:style-name="T24">title, </text:span><text:span text:style-name="T26">check</text:span><text:span text:style-name="T24">);</text:span></text:p>
      <text:p text:style-name="P26">    <text:span text:style-name="T24">}</text:span></text:p>
      <text:p text:style-name="P27">}</text:p>
      <text:p text:style-name="P297"/>
      <text:p text:style-name="P298">Dans logic.rs, on y met les fonctions sauvegarder, charger et valider_titre.</text:p>
      <text:p text:style-name="P299"/>
      <text:p text:style-name="P300"><text:span text:style-name="T52">use</text:span> <text:span text:style-name="T52">crate</text:span><text:span text:style-name="T54">::</text:span><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27"><text:span text:style-name="T52">use</text:span> <text:span text:style-name="T68">std</text:span><text:span text:style-name="T54">::</text:span><text:span text:style-name="T68">fs</text:span><text:span text:style-name="T54">::</text:span><text:span text:style-name="T68">File</text:span>;</text:p>
      <text:p text:style-name="P27"><text:soft-page-break/><text:span text:style-name="T52">use</text:span> <text:span text:style-name="T68">std</text:span><text:span text:style-name="T54">::</text:span><text:span text:style-name="T68">io</text:span><text:span text:style-name="T54">::</text:span>{<text:span text:style-name="T52">self</text:span>, <text:span text:style-name="T68">Write</text:span>, <text:span text:style-name="T68">BufReader</text:span>, <text:span text:style-name="T68">BufRead</text:span>};</text:p>
      <text:p text:style-name="P30"/>
      <text:p text:style-name="P27"><text:span text:style-name="T52">pub</text:span> <text:span text:style-name="T52">fn</text:span> <text:span text:style-name="T66">sauvegarder</text:span>(<text:span text:style-name="T67">map</text:span><text:span text:style-name="T54">:</text:span> <text:span text:style-name="T54">&amp;</text:span><text:span text:style-name="T68">HashMap</text:span>&lt;<text:span text:style-name="T68">u32</text:span>, <text:span text:style-name="T68">Task</text:span>&gt;)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26">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text:span></text:p>
      <text:p text:style-name="P26">    <text:span text:style-name="T84">for</text:span><text:span text:style-name="T24"> </text:span><text:span text:style-name="T26">t</text:span><text:span text:style-name="T24"> </text:span><text:span text:style-name="T84">in</text:span><text:span text:style-name="T24"> </text:span><text:span text:style-name="T26">map</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2">writeln</text:span><text:span text:style-name="T23">!</text:span><text:span text:style-name="T24">(</text:span><text:span text:style-name="T26">fichier</text:span><text:span text:style-name="T24">, </text:span><text:span text:style-name="T25">"{}|{}|{}"</text:span><text:span text:style-name="T24">, </text:span><text:span text:style-name="T26">t</text:span><text:span text:style-name="T27">.</text:span><text:span text:style-name="T24">id, </text:span><text:span text:style-name="T26">t</text:span><text:span text:style-name="T27">.</text:span><text:span text:style-name="T24">title, </text:span><text:span text:style-name="T26">statut_str</text:span><text:span text:style-name="T24">)</text:span><text:span text:style-name="T27">?</text:span><text:span text:style-name="T24">;</text:span></text:p>
      <text:p text:style-name="P26">    <text:span text:style-name="T24">}</text:span></text:p>
      <text:p text:style-name="P26">    <text:span text:style-name="T93">Ok</text:span><text:span text:style-name="T24">(())</text:span></text:p>
      <text:p text:style-name="P27">}</text:p>
      <text:p text:style-name="P30"/>
      <text:p text:style-name="P27"><text:span text:style-name="T52">pub</text:span> <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26">map</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93">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93">Err</text:span><text:span text:style-name="T24">(</text:span><text:span text:style-name="T26">_</text:span><text:span text:style-name="T24">) </text:span><text:span text:style-name="T27">=&gt;</text:span><text:span text:style-name="T24"> </text:span><text:span text:style-name="T84">return</text:span><text:span text:style-name="T24"> </text:span><text:span text:style-name="T93">Ok</text:span><text:span text:style-name="T24">(</text:span><text:span text:style-name="T26">map</text:span><text:span text:style-name="T24">),</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93">Done</text:span><text:span text:style-name="T24"> } </text:span><text:span text:style-name="T84">else</text:span><text:span text:style-name="T24"> { </text:span><text:span text:style-name="T93">Status</text:span><text:span text:style-name="T27">::</text:span><text:span text:style-name="T93">Pending</text:span><text:span text:style-name="T24"> };</text:span></text:p>
      <text:p text:style-name="P26">            <text:span text:style-name="T26">map</text:span><text:span text:style-name="T27">.</text:span><text:span text:style-name="T22">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93">Ok</text:span><text:span text:style-name="T24">(</text:span><text:span text:style-name="T26">map</text:span><text:span text:style-name="T24">)</text:span></text:p>
      <text:p text:style-name="P27">}</text:p>
      <text:p text:style-name="P30"/>
      <text:p text:style-name="P27"><text:span text:style-name="T52">pub</text:span> <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93">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93">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1"/>
      <text:p text:style-name="P302">l’import de crate::models signifie qu’on importe models.rs. Crate :: est le chemin absolu à l’intérieur du code.</text:p>
      <text:p text:style-name="P299"/>
      <text:p text:style-name="P303"><text:span text:style-name="T251">et dans main on se retrouve avec ça : <text:line-break/><text:line-break/></text:span><text:span text:style-name="T193">mod</text:span><text:span text:style-name="T194"> </text:span><text:span text:style-name="T195">models</text:span><text:span text:style-name="T194">;</text:span></text:p>
      <text:p text:style-name="P27"><text:soft-page-break/><text:span text:style-name="T52">mod</text:span> <text:span text:style-name="T68">logic</text:span>;</text:p>
      <text:p text:style-name="P30"/>
      <text:p text:style-name="P27"><text:span text:style-name="T52">use</text:span> <text:span text:style-name="T68">std</text:span><text:span text:style-name="T54">::</text:span><text:span text:style-name="T68">io</text:span>;</text:p>
      <text:p text:style-name="P27"><text:span text:style-name="T52">use</text:span> <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199"/>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HashMap</text:span>&lt;<text:span text:style-name="T68">u32</text:span>, <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text:soft-page-break/>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93">logic</text:span><text:span text:style-name="T27">::</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HashMap</text:span><text:span text:style-name="T24">&lt;</text:span><text:span text:style-name="T93">u32</text:span><text:span text:style-name="T24">, </text:span><text:span text:style-name="T93">Task</text:span><text:span text:style-name="T24">&gt; </text:span><text:span text:style-name="T27">=</text:span><text:span text:style-name="T24"> </text:span><text:span text:style-name="T93">logic</text:span><text:span text:style-name="T27">::</text:span><text:span text:style-name="T22">charger</text:span><text:span text:style-name="T24">()</text:span><text:span text:style-name="T27">.</text:span><text:span text:style-name="T22">unwrap_or_else</text:span><text:span text:style-name="T24">(</text:span><text:span text:style-name="T27">|</text:span><text:span text:style-name="T26">_</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keys</text:span><text:span text:style-name="T24">()</text:span><text:span text:style-name="T27">.</text:span><text:span text:style-name="T22">max</text:span><text:span text:style-name="T24">()</text:span><text:span text:style-name="T27">.</text:span><text:span text:style-name="T22">unwrap_or</text:span><text:span text:style-name="T24">(</text:span><text:span text:style-name="T27">&amp;</text:span><text:span text:style-name="T33">0</text:span><text:span text:style-name="T24">) </text:span><text:span text:style-name="T27">+</text:span><text:span text:style-name="T24"> </text:span><text:span text:style-name="T33">1</text:span><text:span text:style-name="T24">;</text:span></text:p>
      <text:p text:style-name="P26">    </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26"><text:soft-page-break/>    </text:p>
      <text:p text:style-name="P26">    <text:span text:style-name="T24">}</text:span></text:p>
      <text:p text:style-name="P26">    <text:span text:style-name="T93">logic</text:span><text:span text:style-name="T27">::</text:span><text:span text:style-name="T22">sauvegarder</text:span><text:span text:style-name="T24">(</text:span><text:span text:style-name="T27">&amp;</text:span><text:span text:style-name="T65">list</text:span><text:span text:style-name="T24">)</text:span><text:span text:style-name="T27">.</text:span><text:span text:style-name="T22">expect</text:span><text:span text:style-name="T24">(</text:span><text:span text:style-name="T25">"Erreur de sauvegarde"</text:span><text:span text:style-name="T24">);</text:span></text:p>
      <text:p text:style-name="P27">}</text:p>
      <text:p text:style-name="P304"/>
      <text:p text:style-name="P304">on importe les fichiers avec mod, on supprime ce qu’on a déjà mis dans logic et models, et on importe correctement les fonctions charger, sauvegarder et valider_titre en rajoutant logic :: devant.</text:p>
      <text:p text:style-name="P295"/>
      <text:h text:style-name="P305" text:outline-level="1">Module <text:span text:style-name="T252">4</text:span> : <text:span text:style-name="T252">Outils, Tests &amp; Qualité</text:span></text:h>
      <text:p text:style-name="P306">On rend le projet propre, testable et structuré</text:p>
      <text:p text:style-name="P307"><text:span text:style-name="T225">2</text:span><text:span text:style-name="T253">4</text:span><text:span text:style-name="T227"> </text:span><text:span text:style-name="T228">— </text:span><text:span text:style-name="T253">Cargo en profondeur</text:span></text:p>
      <text:p text:style-name="P307"><text:span text:style-name="T2">Cargo</text:span>, c'est bien plus qu'un simple gestionnaire de paquets ; c'est lui qui orchestre la compilation, les tests et l'optimisation de ton code. </text:p>
      <text:p text:style-name="P308"><text:span text:style-name="T240">2</text:span><text:span text:style-name="T254">4.</text:span><text:span text:style-name="T255">1</text:span><text:span text:style-name="T242"> </text:span><text:span text:style-name="T243">— </text:span><text:span text:style-name="T255">Les commandes Cargo</text:span></text:p>
      <text:list text:continue-numbering="true" text:style-name="L40">
        <text:list-item>
          <text:p text:style-name="P309"><text:span text:style-name="Source_20_Text">cargo build : </text:span><text:span text:style-name="Source_20_Text"><text:span text:style-name="T256">Crée un dossier exécutable target/debug et compile le projet</text:span></text:span></text:p>
        </text:list-item>
        <text:list-item>
          <text:p text:style-name="P310">cargo check : <text:span text:style-name="T257">Vérifie si le code compilera correctement, sans le compiler.</text:span></text:p>
        </text:list-item>
        <text:list-item>
          <text:p text:style-name="P310">cargo <text:span text:style-name="T258">run : </text:span><text:span text:style-name="T257">Compile (si besoin) et lance le programme</text:span></text:p>
        </text:list-item>
        <text:list-item>
          <text:p text:style-name="P309"><text:span text:style-name="Source_20_Text">cargo build –</text:span><text:span text:style-name="Source_20_Text"><text:span text:style-name="T258">release : </text:span></text:span><text:span text:style-name="Source_20_Text"><text:span text:style-name="T257">Crée un dossier target/release. En compilant, il active toutes les optimisations et nettoie le code tout seul. On utilise cette commande uniquement quand le code est fini.</text:span></text:span></text:p>
        </text:list-item>
      </text:list>
      <text:p text:style-name="P311"><text:span text:style-name="Source_20_Text"><text:span text:style-name="T257"/></text:span></text:p>
      <text:p text:style-name="P312"><text:span text:style-name="Source_20_Text"><text:span text:style-name="T259">2</text:span></text:span><text:span text:style-name="Source_20_Text"><text:span text:style-name="T260">5</text:span></text:span><text:span text:style-name="Source_20_Text"><text:span text:style-name="T261"> </text:span></text:span><text:span text:style-name="Source_20_Text"><text:span text:style-name="T262">— </text:span></text:span><text:span text:style-name="Source_20_Text"><text:span text:style-name="T260">Organisation en modules</text:span></text:span></text:p>
      <text:p text:style-name="P312"><text:span text:style-name="Source_20_Text"><text:span text:style-name="T263">On a déjà effleuré le sujet avec le refactoring (point 23), mais ici on va s'attarder sur la mécanique interne de Rust. </text:span></text:span></text:p>
      <text:p text:style-name="P313"><text:span text:style-name="Source_20_Text"><text:span text:style-name="T245">2</text:span></text:span><text:span text:style-name="Source_20_Text"><text:span text:style-name="T264">5</text:span></text:span><text:span text:style-name="Source_20_Text"><text:span text:style-name="T265">.</text:span></text:span><text:span text:style-name="Source_20_Text"><text:span text:style-name="T266">1</text:span></text:span><text:span text:style-name="Source_20_Text"><text:span text:style-name="T248"> </text:span></text:span><text:span text:style-name="Source_20_Text"><text:span text:style-name="T249">— </text:span></text:span><text:span text:style-name="Source_20_Text"><text:span text:style-name="T264">Mod</text:span></text:span></text:p>
      <text:p text:style-name="P313"><text:span text:style-name="Source_20_Text"><text:span text:style-name="T263">En Rust, le compilateur ne regarde pas tous les fichiers du dossier. Il ne regarde que main.rs. Si on veut que Rust utilise un autre fichier (une "pièce" de la maison), on doit l'annoncer dans le main avec le mot-clé mod, comme on l’a fait dans le point 23 pendant le refactor du projet.</text:span></text:span></text:p>
      <text:p text:style-name="P313"><text:span text:style-name="Source_20_Text"><text:span text:style-name="T245">2</text:span></text:span><text:span text:style-name="Source_20_Text"><text:span text:style-name="T264">5</text:span></text:span><text:span text:style-name="Source_20_Text"><text:span text:style-name="T265">.</text:span></text:span><text:span text:style-name="Source_20_Text"><text:span text:style-name="T264">2</text:span></text:span><text:span text:style-name="Source_20_Text"><text:span text:style-name="T248"> </text:span></text:span><text:span text:style-name="Source_20_Text"><text:span text:style-name="T249">— </text:span></text:span><text:span text:style-name="Source_20_Text"><text:span text:style-name="T264">Pub</text:span></text:span></text:p>
      <text:p text:style-name="P312"><text:span text:style-name="Source_20_Text"><text:span text:style-name="T263">Par défaut, en Rust, tout est privé. Un module ne peut pas voir ce qu'il y a dans un autre module, sauf si tu rends les choses publiques, comme on l’a fait dans le point 23, dans logic.rs et models.rs.</text:span></text:span></text:p>
      <text:p text:style-name="P312"><text:span text:style-name="Source_20_Text"><text:span text:style-name="T263">Attention, on peut rendre public une struct, mais il faut aussi rendre public ce qu’il y a à l’intérieur, sinon on ne pourra lire que la struct et non ses données.</text:span></text:span></text:p>
      <text:p text:style-name="P312"><text:span text:style-name="Source_20_Text"><text:span text:style-name="T263"/></text:span></text:p>
      <text:p text:style-name="P314"><text:soft-page-break/><text:span text:style-name="Source_20_Text"><text:span text:style-name="T259">2</text:span></text:span><text:span text:style-name="Source_20_Text"><text:span text:style-name="T267">6 </text:span></text:span><text:span text:style-name="Source_20_Text"><text:span text:style-name="T262">— </text:span></text:span><text:span text:style-name="Source_20_Text"><text:span text:style-name="T267">Test unitaires</text:span></text:span></text:p>
      <text:p text:style-name="P314"><text:span text:style-name="Source_20_Text"><text:span text:style-name="T268">Le compilateur garantit que le code est sûr, mais les tests unitaires garantissent que le code est juste.</text:span></text:span></text:p>
      <text:p text:style-name="P315">En Rust, les tests sont intégrés directement dans le langage. Pas besoin d'installer une bibliothèque externe !</text:p>
      <text:p text:style-name="P314"><text:span text:style-name="Source_20_Text"><text:span text:style-name="T269">2</text:span></text:span><text:span text:style-name="Source_20_Text"><text:span text:style-name="T270">6.1 </text:span></text:span><text:span text:style-name="Source_20_Text"><text:span text:style-name="T271">— </text:span></text:span><text:span text:style-name="Source_20_Text"><text:span text:style-name="T270">#[test]</text:span></text:span></text:p>
      <text:p text:style-name="P314"><text:span text:style-name="Source_20_Text"><text:span text:style-name="T268">Un test est une fonction normale précédée de l'attribut </text:span></text:span><text:span text:style-name="Source_20_Text"><text:span text:style-name="T272">#[test]</text:span></text:span><text:span text:style-name="Source_20_Text"><text:span text:style-name="T268">. Pour vérifier un résultat, on utilise principalement deux macros :</text:span></text:span></text:p>
      <text:list text:style-name="L41">
        <text:list-item>
          <text:p text:style-name="P316"><text:span text:style-name="Source_20_Text"><text:span text:style-name="T127">assert_eq!(gauche, droite)</text:span></text:span><text:span text:style-name="T127"> : Vérifie que les deux valeurs sont égales.</text:span></text:p>
        </text:list-item>
        <text:list-item>
          <text:p text:style-name="P316"><text:span text:style-name="Source_20_Text"><text:span text:style-name="T127">assert!(condition)</text:span></text:span><text:span text:style-name="T127"> : Vérifie que la condition est vraie.</text:span></text:p>
        </text:list-item>
      </text:list>
      <text:p text:style-name="P314"><text:span text:style-name="Source_20_Text"><text:span text:style-name="T269">2</text:span></text:span><text:span text:style-name="Source_20_Text"><text:span text:style-name="T270">6.2 </text:span></text:span><text:span text:style-name="Source_20_Text"><text:span text:style-name="T271">— </text:span></text:span><text:span text:style-name="Source_20_Text"><text:span text:style-name="T270">Tests sur Task</text:span></text:span></text:p>
      <text:p text:style-name="P314"><text:span text:style-name="Source_20_Text"><text:span text:style-name="T268">On veut vérifier qu'une nouvelle tâche est bien créée avec le statut "En cours". En Rust, on place souvent les tests à la fin du fichier dans un module </text:span></text:span><text:span text:style-name="Source_20_Text"><text:span text:style-name="T272">tests</text:span></text:span><text:span text:style-name="Source_20_Text"><text:span text:style-name="T268">. </text:span></text:span></text:p>
      <text:p text:style-name="P314"><text:span text:style-name="Source_20_Text"><text:span text:style-name="T268"/></text:span></text:p>
      <text:p text:style-name="P314"><text:span text:style-name="Source_20_Text"><text:span text:style-name="T268">Dans models.rs : </text:span></text:span></text:p>
      <text:p text:style-name="P317"><text:span text:style-name="Source_20_Text"><text:span text:style-name="T273">#[cfg(test)]</text:span></text:span></text:p>
      <text:p text:style-name="P27"><text:span text:style-name="T52">mod</text:span> <text:span text:style-name="T68">tests</text:span> {</text:p>
      <text:p text:style-name="P26">    <text:span text:style-name="T23">use</text:span><text:span text:style-name="T24"> </text:span><text:span text:style-name="T23">super</text:span><text:span text:style-name="T27">::*</text:span><text:span text:style-name="T24">; </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nouvelle_tache_est_pending</text:span><text:span text:style-name="T24">() {</text:span></text:p>
      <text:p text:style-name="P26">        <text:span text:style-name="T23">let</text:span><text:span text:style-name="T24"> </text:span><text:span text:style-name="T26">t</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25">"Apprendre les tests"</text:span><text:span text:style-name="T27">.</text:span><text:span text:style-name="T22">to_string</text:span><text:span text:style-name="T24">());</text:span></text:p>
      <text:p text:style-name="P26">        <text:span text:style-name="T23">assert_eq!</text:span><text:span text:style-name="T24">(</text:span><text:span text:style-name="T26">t</text:span><text:span text:style-name="T27">.</text:span><text:span text:style-name="T26">id</text:span><text:span text:style-name="T24">, </text:span><text:span text:style-name="T33">1</text:span><text:span text:style-name="T24">);</text:span></text:p>
      <text:p text:style-name="P26">        <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3">assert!</text:span><text:span text:style-name="T24">(</text:span><text:span text:style-name="T23">true</text:span><text:span text:style-name="T24">),</text:span></text:p>
      <text:p text:style-name="P26">            <text:span text:style-name="T26">_</text:span><text:span text:style-name="T24"> </text:span><text:span text:style-name="T27">=&gt;</text:span><text:span text:style-name="T24"> </text:span><text:span text:style-name="T23">panic!</text:span><text:span text:style-name="T24">(</text:span><text:span text:style-name="T25">"La tâche devrait être en attente !"</text:span><text:span text:style-name="T24">),</text:span></text:p>
      <text:p text:style-name="P26">        <text:span text:style-name="T24">}</text:span></text:p>
      <text:p text:style-name="P26">    <text:span text:style-name="T24">}</text:span></text:p>
      <text:p text:style-name="P27">}</text:p>
      <text:p text:style-name="P314"><text:span text:style-name="Source_20_Text"><text:span text:style-name="T268"/></text:span></text:p>
      <text:p text:style-name="P317"><text:span text:style-name="Source_20_Text"><text:span text:style-name="T274">#[cfg(test)] signifie que ce module ne sera compilé que lors du lancement du test, en clair que si l’on tape la commande cargo test</text:span></text:span></text:p>
      <text:p text:style-name="P317"><text:span text:style-name="Source_20_Text"><text:span text:style-name="T274">super ::* signifie qu’on importe tout ce qui est au dessus</text:span></text:span></text:p>
      <text:p text:style-name="P317"><text:span text:style-name="Source_20_Text"><text:span text:style-name="T274"/></text:span></text:p>
      <text:p text:style-name="P317"><text:span text:style-name="Source_20_Text"><text:span text:style-name="T274">Ici on test le fait qu’une tâche est bien crée avec le status Pending</text:span></text:span></text:p>
      <text:p text:style-name="P317"><text:span text:style-name="Source_20_Text"><text:span text:style-name="T274"/></text:span></text:p>
      <text:p text:style-name="P314"><text:span text:style-name="Source_20_Text"><text:span text:style-name="T275">2</text:span></text:span><text:span text:style-name="Source_20_Text"><text:span text:style-name="T276">6.3 </text:span></text:span><text:span text:style-name="Source_20_Text"><text:span text:style-name="T277">— </text:span></text:span><text:span text:style-name="Source_20_Text"><text:span text:style-name="T276">Tests sur logique métier</text:span></text:span></text:p>
      <text:p text:style-name="P314"><text:span text:style-name="Source_20_Text"><text:span text:style-name="T274">C'est ici que les tests sont les plus utiles. On va tester notre fonction </text:span></text:span><text:span text:style-name="Source_20_Text"><text:span text:style-name="T278">valider_titre</text:span></text:span><text:span text:style-name="Source_20_Text"><text:span text:style-name="T274"> pour s'assurer qu'elle rejette bien les titres trop courts. </text:span></text:span></text:p>
      <text:p text:style-name="P314"><text:span text:style-name="Source_20_Text"><text:span text:style-name="T274">Dans logic.rs</text:span></text:span></text:p>
      <text:p text:style-name="P317"><text:span text:style-name="Source_20_Text"><text:span text:style-name="T273">#[cfg(test)]</text:span></text:span></text:p>
      <text:p text:style-name="P27"><text:soft-page-break/><text:span text:style-name="T52">mod</text:span> <text:span text:style-name="T68">tests</text:span> {</text:p>
      <text:p text:style-name="P26">    <text:span text:style-name="T23">use</text:span><text:span text:style-name="T24"> </text:span><text:span text:style-name="T23">super</text:span><text:span text:style-name="T27">::*</text:span><text:span text:style-name="T24">;</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validation_titre_trop_court</text:span><text:span text:style-name="T24">() {</text:span></text:p>
      <text:p text:style-name="P26">        <text:span text:style-name="T23">let</text:span><text:span text:style-name="T24"> </text:span><text:span text:style-name="T26">resultat</text:span><text:span text:style-name="T24"> </text:span><text:span text:style-name="T27">=</text:span><text:span text:style-name="T24"> </text:span><text:span text:style-name="T22">valider_titre</text:span><text:span text:style-name="T24">(</text:span><text:span text:style-name="T25">"ab"</text:span><text:span text:style-name="T24">);</text:span></text:p>
      <text:p text:style-name="P26">        <text:span text:style-name="T23">assert!</text:span><text:span text:style-name="T24">(</text:span><text:span text:style-name="T26">resultat</text:span><text:span text:style-name="T27">.</text:span><text:span text:style-name="T22">is_err</text:span><text:span text:style-name="T24">()); </text:span></text:p>
      <text:p text:style-name="P26">    <text:span text:style-name="T24">}</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validation_titre_valide</text:span><text:span text:style-name="T24">() {</text:span></text:p>
      <text:p text:style-name="P26">        <text:span text:style-name="T23">let</text:span><text:span text:style-name="T24"> </text:span><text:span text:style-name="T26">resultat</text:span><text:span text:style-name="T24"> </text:span><text:span text:style-name="T27">=</text:span><text:span text:style-name="T24"> </text:span><text:span text:style-name="T22">valider_titre</text:span><text:span text:style-name="T24">(</text:span><text:span text:style-name="T25">"Apprendre Rust"</text:span><text:span text:style-name="T24">);</text:span></text:p>
      <text:p text:style-name="P26">        <text:span text:style-name="T23">assert!</text:span><text:span text:style-name="T24">(</text:span><text:span text:style-name="T26">resultat</text:span><text:span text:style-name="T27">.</text:span><text:span text:style-name="T22">is_ok</text:span><text:span text:style-name="T24">());</text:span></text:p>
      <text:p text:style-name="P26">        <text:span text:style-name="T23">assert_eq!</text:span><text:span text:style-name="T24">(</text:span><text:span text:style-name="T26">resultat</text:span><text:span text:style-name="T27">.</text:span><text:span text:style-name="T22">unwrap</text:span><text:span text:style-name="T24">(), </text:span><text:span text:style-name="T25">"Apprendre Rust"</text:span><text:span text:style-name="T24">);</text:span></text:p>
      <text:p text:style-name="P26">    <text:span text:style-name="T24">}</text:span></text:p>
      <text:p text:style-name="P27">}</text:p>
      <text:p text:style-name="P314"><text:span text:style-name="Source_20_Text"><text:span text:style-name="T274"/></text:span></text:p>
      <text:p text:style-name="P314"><text:span text:style-name="Source_20_Text"><text:span text:style-name="T275">2</text:span></text:span><text:span text:style-name="Source_20_Text"><text:span text:style-name="T276">6.4 </text:span></text:span><text:span text:style-name="Source_20_Text"><text:span text:style-name="T277">— </text:span></text:span><text:span text:style-name="Source_20_Text"><text:span text:style-name="T276">Lancer les tests</text:span></text:span></text:p>
      <text:p text:style-name="P314"><text:span text:style-name="Source_20_Text"><text:span text:style-name="T274">On lance les tests avec cargo test</text:span></text:span></text:p>
      <text:p text:style-name="P314"><text:span text:style-name="Source_20_Text"><text:span text:style-name="T274">Cargo compile en mode test, il ne compile que les fonctions marquées #[test] et il affiche un résumé des tests : </text:span></text:span></text:p>
      <text:p text:style-name="P314"><text:span text:style-name="Source_20_Text"><text:span text:style-name="T279">test result: ok. 3 passed; 0 failed; 0 ignored; 0 measured; 0 filtered out; finished in 0.00s</text:span></text:span></text:p>
      <text:p text:style-name="P314"><text:span text:style-name="Source_20_Text"><text:span text:style-name="T279"/></text:span></text:p>
      <text:p text:style-name="P318"><text:span text:style-name="Source_20_Text"><text:span text:style-name="T280">2</text:span></text:span><text:span text:style-name="Source_20_Text"><text:span text:style-name="T281">7</text:span></text:span><text:span text:style-name="Source_20_Text"><text:span text:style-name="T282"> </text:span></text:span><text:span text:style-name="Source_20_Text"><text:span text:style-name="T283">— </text:span></text:span><text:span text:style-name="Source_20_Text"><text:span text:style-name="T281">Documentation</text:span></text:span></text:p>
      <text:p text:style-name="P318"><text:span text:style-name="Source_20_Text"><text:span text:style-name="T284">La documentation en Rust n'est pas un simple commentaire, c'est un outil puissant qui permet de générer automatiquement un site web complet pour un projet.</text:span></text:span></text:p>
      <text:p text:style-name="Text_20_body"><text:span text:style-name="T285">C'est ce qui rend les bibliothèques Rust si agréables à utiliser : elles ont toutes le même standard de documentation.</text:span></text:p>
      <text:p text:style-name="P318"><text:span text:style-name="Source_20_Text"><text:span text:style-name="T275">2</text:span></text:span><text:span text:style-name="Source_20_Text"><text:span text:style-name="T286">7.1</text:span></text:span><text:span text:style-name="Source_20_Text"><text:span text:style-name="T276"> </text:span></text:span><text:span text:style-name="Source_20_Text"><text:span text:style-name="T277">—</text:span></text:span><text:span text:style-name="Source_20_Text"><text:span text:style-name="T276"> ///</text:span></text:span></text:p>
      <text:p text:style-name="P318"><text:span text:style-name="Source_20_Text"><text:span text:style-name="T274">En Rust, on distingue deux types de commentaires :</text:span></text:span></text:p>
      <text:list text:style-name="L42">
        <text:list-item>
          <text:p text:style-name="P319"><text:span text:style-name="Source_20_Text"><text:span text:style-name="T127">//</text:span></text:span><text:span text:style-name="T127"> : Commentaire classique pour expliquer une ligne de code </text:span></text:p>
        </text:list-item>
        <text:list-item>
          <text:p text:style-name="P319"><text:span text:style-name="Source_20_Text"><text:span text:style-name="T127">///</text:span></text:span><text:span text:style-name="T127"> : Commentaire de documentation. Il doit être placé juste au-dessus d'une fonction, d'une structure ou d'un champ.</text:span></text:p>
        </text:list-item>
      </text:list>
      <text:p text:style-name="P318"><text:span text:style-name="Source_20_Text"><text:span text:style-name="T269">2</text:span></text:span><text:span text:style-name="Source_20_Text"><text:span text:style-name="T287">7.</text:span></text:span><text:span text:style-name="Source_20_Text"><text:span text:style-name="T288">2</text:span></text:span><text:span text:style-name="Source_20_Text"><text:span text:style-name="T270"> </text:span></text:span><text:span text:style-name="Source_20_Text"><text:span text:style-name="T271">—</text:span></text:span><text:span text:style-name="Source_20_Text"><text:span text:style-name="T270"> </text:span></text:span><text:span text:style-name="Source_20_Text"><text:span text:style-name="T288">Cargo doc</text:span></text:span></text:p>
      <text:p text:style-name="P318"><text:span text:style-name="Source_20_Text"><text:span text:style-name="T274">Une fois que tu as ajouté tes </text:span></text:span><text:span text:style-name="Source_20_Text"><text:span text:style-name="T278">///</text:span></text:span><text:span text:style-name="Source_20_Text"><text:span text:style-name="T274">, lance cette commande dans ton terminal : </text:span></text:span><text:span text:style-name="Source_20_Text"><text:span text:style-name="T279">cargo doc –open</text:span></text:span></text:p>
      <text:p text:style-name="P318"><text:span text:style-name="Source_20_Text"><text:span text:style-name="T274">Cargo analyse ton code et tes commentaires.</text:span></text:span></text:p>
      <text:list text:style-name="L43">
        <text:list-item>
          <text:p text:style-name="P320"><text:span text:style-name="T163">Il génère un ensemble de fichiers HTML/CSS dans </text:span><text:span text:style-name="Source_20_Text"><text:span text:style-name="T163">target/doc/</text:span></text:span><text:span text:style-name="T163">.</text:span></text:p>
        </text:list-item>
        <text:list-item>
          <text:p text:style-name="P321"><text:soft-page-break/>Il ouvre ton navigateur par défaut sur la page d'accueil de <text:span text:style-name="T2">ta propre documentation</text:span>.</text:p>
        </text:list-item>
      </text:list>
      <text:p text:style-name="P322">Tu y trouveras une barre de recherche, la liste de tes structures, et toutes tes explications formatées proprement.</text:p>
      <text:p text:style-name="P322"/>
      <text:p text:style-name="P318"><text:span text:style-name="Source_20_Text"><text:span text:style-name="T275">2</text:span></text:span><text:span text:style-name="Source_20_Text"><text:span text:style-name="T276">7.</text:span></text:span><text:span text:style-name="Source_20_Text"><text:span text:style-name="T286">3</text:span></text:span><text:span text:style-name="Source_20_Text"><text:span text:style-name="T276"> </text:span></text:span><text:span text:style-name="Source_20_Text"><text:span text:style-name="T277">—</text:span></text:span><text:span text:style-name="Source_20_Text"><text:span text:style-name="T276"> </text:span></text:span><text:span text:style-name="Source_20_Text"><text:span text:style-name="T286">Documentation API propre</text:span></text:span></text:p>
      <text:p text:style-name="P323"><text:span text:style-name="Source_20_Text"><text:span text:style-name="T163">Exercice : Commenter toutes les fonctions de tous les fichiers avec ///, en décrivant ce qu’ils font, puis lancer cargo doc –open</text:span></text:span></text:p>
      <text:p text:style-name="P323"><text:span text:style-name="Source_20_Text"><text:span text:style-name="T163"/></text:span></text:p>
      <text:p text:style-name="P324"><text:span text:style-name="Source_20_Text"><text:span text:style-name="T259">2</text:span></text:span><text:span text:style-name="Source_20_Text"><text:span text:style-name="T289">8</text:span></text:span><text:span text:style-name="Source_20_Text"><text:span text:style-name="T267"> </text:span></text:span><text:span text:style-name="Source_20_Text"><text:span text:style-name="T262">—</text:span></text:span><text:span text:style-name="Source_20_Text"><text:span text:style-name="T267"> </text:span></text:span><text:span text:style-name="Source_20_Text"><text:span text:style-name="T289">Amélioration UX CLI</text:span></text:span></text:p>
      <text:p text:style-name="P325"><text:span text:style-name="Source_20_Text"><text:span text:style-name="T275">2</text:span></text:span><text:span text:style-name="Source_20_Text"><text:span text:style-name="T290">8.1</text:span></text:span><text:span text:style-name="Source_20_Text"><text:span text:style-name="T276"> </text:span></text:span><text:span text:style-name="Source_20_Text"><text:span text:style-name="T277">—</text:span></text:span><text:span text:style-name="Source_20_Text"><text:span text:style-name="T276"> </text:span></text:span><text:span text:style-name="Source_20_Text"><text:span text:style-name="T290">Parsing d’arguments</text:span></text:span></text:p>
      <text:p text:style-name="P325"><text:span text:style-name="Source_20_Text"><text:span text:style-name="T291">Actuellement, le programme est interactif : il se lance, puis il attend que l'utilisateur tape quelque chose dans la boucle </text:span></text:span><text:span text:style-name="Source_20_Text"><text:span text:style-name="T292">loop</text:span></text:span><text:span text:style-name="Source_20_Text"><text:span text:style-name="T291">. </text:span></text:span></text:p>
      <text:p text:style-name="P325"><text:span text:style-name="Source_20_Text"><text:span text:style-name="T291">L'utilisation des arguments permet de rendre le programme automatisable : l'utilisateur donne l'ordre </text:span></text:span><text:span text:style-name="Source_20_Text"><text:span text:style-name="T293">avant</text:span></text:span><text:span text:style-name="Source_20_Text"><text:span text:style-name="T291"> même que le programme ne démarre vraiment. </text:span></text:span></text:p>
      <text:p text:style-name="P325"><text:span text:style-name="Source_20_Text"><text:span text:style-name="T291">On importe d’abord :</text:span></text:span></text:p>
      <text:p text:style-name="P326"><text:span text:style-name="Source_20_Text"><text:span text:style-name="T294">use</text:span></text:span><text:span text:style-name="Source_20_Text"><text:span text:style-name="T295"> </text:span></text:span><text:span text:style-name="Source_20_Text"><text:span text:style-name="T296">std</text:span></text:span><text:span text:style-name="Source_20_Text"><text:span text:style-name="T297">::</text:span></text:span><text:span text:style-name="Source_20_Text"><text:span text:style-name="T296">env</text:span></text:span><text:span text:style-name="Source_20_Text"><text:span text:style-name="T295">;</text:span></text:span></text:p>
      <text:p text:style-name="P325"><text:span text:style-name="Source_20_Text"><text:span text:style-name="T290"/></text:span></text:p>
      <text:p text:style-name="P325"><text:span text:style-name="Source_20_Text"><text:span text:style-name="T291">puis :</text:span></text:span></text:p>
      <text:p text:style-name="P326"><text:span text:style-name="Source_20_Text"><text:span text:style-name="T294">let</text:span></text:span><text:span text:style-name="Source_20_Text"><text:span text:style-name="T295"> </text:span></text:span><text:span text:style-name="Source_20_Text"><text:span text:style-name="T298">args</text:span></text:span><text:span text:style-name="Source_20_Text"><text:span text:style-name="T297">:</text:span></text:span><text:span text:style-name="Source_20_Text"><text:span text:style-name="T295"> </text:span></text:span><text:span text:style-name="Source_20_Text"><text:span text:style-name="T296">Vec</text:span></text:span><text:span text:style-name="Source_20_Text"><text:span text:style-name="T295">&lt;</text:span></text:span><text:span text:style-name="Source_20_Text"><text:span text:style-name="T296">String</text:span></text:span><text:span text:style-name="Source_20_Text"><text:span text:style-name="T295">&gt; </text:span></text:span><text:span text:style-name="Source_20_Text"><text:span text:style-name="T297">=</text:span></text:span><text:span text:style-name="Source_20_Text"><text:span text:style-name="T295"> </text:span></text:span><text:span text:style-name="Source_20_Text"><text:span text:style-name="T296">env</text:span></text:span><text:span text:style-name="Source_20_Text"><text:span text:style-name="T297">::</text:span></text:span><text:span text:style-name="Source_20_Text"><text:span text:style-name="T299">args</text:span></text:span><text:span text:style-name="Source_20_Text"><text:span text:style-name="T295">()</text:span></text:span><text:span text:style-name="Source_20_Text"><text:span text:style-name="T297">.</text:span></text:span><text:span text:style-name="Source_20_Text"><text:span text:style-name="T299">collect</text:span></text:span><text:span text:style-name="Source_20_Text"><text:span text:style-name="T295">();</text:span></text:span></text:p>
      <text:p text:style-name="P30"/>
      <text:p text:style-name="P26">    <text:span text:style-name="T84">if</text:span><text:span text:style-name="T24"> </text:span><text:span text:style-name="T26">args</text:span><text:span text:style-name="T27">.</text:span><text:span text:style-name="T22">len</text:span><text:span text:style-name="T24">() </text:span><text:span text:style-name="T27">&gt;</text:span><text:span text:style-name="T24"> </text:span><text:span text:style-name="T33">1</text:span><text:span text:style-name="T24"> {</text:span></text:p>
      <text:p text:style-name="P26">        <text:span text:style-name="T23">let</text:span><text:span text:style-name="T24"> </text:span><text:span text:style-name="T26">commande</text:span><text:span text:style-name="T24"> </text:span><text:span text:style-name="T27">=</text:span><text:span text:style-name="T24"> </text:span><text:span text:style-name="T26">args</text:span><text:span text:style-name="T24">[</text:span><text:span text:style-name="T33">1</text:span><text:span text:style-name="T27">..</text:span><text:span text:style-name="T24">]</text:span><text:span text:style-name="T27">.</text:span><text:span text:style-name="T22">join</text:span><text:span text:style-name="T24">(</text:span><text:span text:style-name="T25">" "</text:span><text:span text:style-name="T24">); </text:span></text:p>
      <text:p text:style-name="P26">        <text:span text:style-name="T84">if</text:span><text:span text:style-name="T24"> </text:span><text:span text:style-name="T23">let</text:span><text:span text:style-name="T24"> </text:span><text:span text:style-name="T156">Err</text:span><text:span text:style-name="T24">(</text:span><text:span text:style-name="T26">e</text:span><text:span text:style-name="T24">) </text:span><text:span text:style-name="T27">=</text:span><text:span text:style-name="T24"> </text:span><text:span text:style-name="T22">executer_commande</text:span><text:span text:style-name="T24">(</text:span><text:span text:style-name="T27">&amp;</text:span><text:span text:style-name="T26">command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e</text:span><text:span text:style-name="T24">);</text:span></text:p>
      <text:p text:style-name="P26">        <text:span text:style-name="T24">}</text:span></text:p>
      <text:p text:style-name="P26">        <text:span text:style-name="T23">let</text:span><text:span text:style-name="T24"> </text:span><text:span text:style-name="T26">_</text:span><text:span text:style-name="T24"> </text:span><text:span text:style-name="T27">=</text:span><text:span text:style-name="T24"> </text:span><text:span text:style-name="T93">logic</text:span><text:span text:style-name="T27">::</text:span><text:span text:style-name="T22">sauvegarder</text:span><text:span text:style-name="T24">(</text:span><text:span text:style-name="T27">&amp;</text:span><text:span text:style-name="T65">list</text:span><text:span text:style-name="T24">);</text:span></text:p>
      <text:p text:style-name="P26">        <text:span text:style-name="T84">return</text:span><text:span text:style-name="T24">; </text:span></text:p>
      <text:p text:style-name="P26">    <text:span text:style-name="T24">}</text:span></text:p>
      <text:p text:style-name="P325"><text:span text:style-name="Source_20_Text"><text:span text:style-name="T290"/></text:span></text:p>
      <text:p text:style-name="P325"><text:span text:style-name="Source_20_Text"><text:span text:style-name="T291">On récupère les arguments tapés dans le terminal, args[0] est toujours le nom du programme.</text:span></text:span></text:p>
      <text:p text:style-name="P325"><text:span text:style-name="Source_20_Text"><text:span text:style-name="T291">Ensuite, si l’utilisateur tape quelque chose APRES le nom du programme, on le récupère et on le lance.</text:span></text:span></text:p>
      <text:p text:style-name="P325"><text:span text:style-name="Source_20_Text"><text:span text:style-name="T291">Maintenant, si on tape cargo run – liste, la liste des taches s’affichera, sans avoir lancé le programme en mode interactif. </text:span></text:span><text:span text:style-name="Source_20_Text"><text:span text:style-name="T300">Le – permet d’envoyer la suite au code Rust, sans ça Rust considère que liste est une option de Rust et donc ne lancera pas la commande.</text:span></text:span></text:p>
      <text:p text:style-name="P327"><text:span text:style-name="Source_20_Text"><text:span text:style-name="T275">2</text:span></text:span><text:span text:style-name="Source_20_Text"><text:span text:style-name="T290">8.</text:span></text:span><text:span text:style-name="Source_20_Text"><text:span text:style-name="T301">2 </text:span></text:span><text:span text:style-name="Source_20_Text"><text:span text:style-name="T277">—</text:span></text:span><text:span text:style-name="Source_20_Text"><text:span text:style-name="T276"> </text:span></text:span><text:span text:style-name="Source_20_Text"><text:span text:style-name="T301">Gestion erreurs utilisateur </text:span></text:span><text:span text:style-name="Source_20_Text"><text:span text:style-name="T302">et messages propres</text:span></text:span></text:p>
      <text:p text:style-name="P327"><text:span text:style-name="Source_20_Text"><text:span text:style-name="T300">Plutôt que de faire crasher le programme ou d'afficher un message cryptique, on va centraliser les messages pour qu'ils soient pédagogiques. </text:span></text:span></text:p>
      <text:p text:style-name="P327"><text:soft-page-break/><text:span text:style-name="Source_20_Text"><text:span text:style-name="T300">On remplace ça, dans le main: <text:line-break/></text:span></text:span><text:span text:style-name="Source_20_Text"><text:span text:style-name="T303">io</text:span></text:span><text:span text:style-name="Source_20_Text"><text:span text:style-name="T304">::</text:span></text:span><text:span text:style-name="Source_20_Text"><text:span text:style-name="T305">stdin</text:span></text:span><text:span text:style-name="Source_20_Text"><text:span text:style-name="T306">()</text:span></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27"><text:span text:style-name="Source_20_Text"><text:span text:style-name="T300"/></text:span></text:p>
      <text:p text:style-name="P327"><text:span text:style-name="Source_20_Text"><text:span text:style-name="T300">par ça : </text:span></text:span></text:p>
      <text:p text:style-name="P328"><text:span text:style-name="Source_20_Text"><text:span text:style-name="T307">if</text:span></text:span><text:span text:style-name="Source_20_Text"><text:span text:style-name="T306"> </text:span></text:span><text:span text:style-name="Source_20_Text"><text:span text:style-name="T308">let</text:span></text:span><text:span text:style-name="Source_20_Text"><text:span text:style-name="T306"> </text:span></text:span><text:span text:style-name="Source_20_Text"><text:span text:style-name="T309">Err</text:span></text:span><text:span text:style-name="Source_20_Text"><text:span text:style-name="T306">(</text:span></text:span><text:span text:style-name="Source_20_Text"><text:span text:style-name="T310">_</text:span></text:span><text:span text:style-name="Source_20_Text"><text:span text:style-name="T306">) </text:span></text:span><text:span text:style-name="Source_20_Text"><text:span text:style-name="T304">=</text:span></text:span><text:span text:style-name="Source_20_Text"><text:span text:style-name="T306"> </text:span></text:span><text:span text:style-name="Source_20_Text"><text:span text:style-name="T303">io</text:span></text:span><text:span text:style-name="Source_20_Text"><text:span text:style-name="T304">::</text:span></text:span><text:span text:style-name="Source_20_Text"><text:span text:style-name="T305">stdin</text:span></text:span><text:span text:style-name="Source_20_Text"><text:span text:style-name="T306">()</text:span></text:span><text:span text:style-name="Source_20_Text"><text:span text:style-name="T304">.</text:span></text:span><text:span text:style-name="Source_20_Text"><text:span text:style-name="T305">read_line</text:span></text:span><text:span text:style-name="Source_20_Text"><text:span text:style-name="T306">(</text:span></text:span><text:span text:style-name="Source_20_Text"><text:span text:style-name="T304">&amp;</text:span></text:span><text:span text:style-name="Source_20_Text"><text:span text:style-name="T308">mut</text:span></text:span><text:span text:style-name="Source_20_Text"><text:span text:style-name="T306"> </text:span></text:span><text:span text:style-name="Source_20_Text"><text:span text:style-name="T311">saisie</text:span></text:span><text:span text:style-name="Source_20_Text"><text:span text:style-name="T306">) {</text:span></text:span></text:p>
      <text:p text:style-name="P26">            <text:span text:style-name="T23">println!</text:span><text:span text:style-name="T24">(</text:span><text:span text:style-name="T25">"❌ Impossible de lire votre saisie. Essayez de redémarrer le programme."</text:span><text:span text:style-name="T24">);</text:span></text:p>
      <text:p text:style-name="P26">            <text:span text:style-name="T84">continue</text:span><text:span text:style-name="T24">;</text:span></text:p>
      <text:p text:style-name="P26">        <text:span text:style-name="T24">}</text:span></text:p>
      <text:p text:style-name="P327"><text:span text:style-name="Source_20_Text"><text:span text:style-name="T300">Continue permet de relancer la boucle au lieu de faire planter le programme.</text:span></text:span></text:p>
      <text:p text:style-name="P327"><text:span text:style-name="Source_20_Text"><text:span text:style-name="T300">Ensuite, dans executer_commande, on remplace  : </text:span></text:span></text:p>
      <text:p text:style-name="P328"><text:span text:style-name="Source_20_Text"><text:span text:style-name="T310">s</text:span></text:span><text:span text:style-name="Source_20_Text"><text:span text:style-name="T306"> </text:span></text:span><text:span text:style-name="Source_20_Text"><text:span text:style-name="T307">if</text:span></text:span><text:span text:style-name="Source_20_Text"><text:span text:style-name="T306"> </text:span></text:span><text:span text:style-name="Source_20_Text"><text:span text:style-name="T310">s</text:span></text:span><text:span text:style-name="Source_20_Text"><text:span text:style-name="T304">.</text:span></text:span><text:span text:style-name="Source_20_Text"><text:span text:style-name="T305">parse</text:span></text:span><text:span text:style-name="Source_20_Text"><text:span text:style-name="T304">::</text:span></text:span><text:span text:style-name="Source_20_Text"><text:span text:style-name="T306">&lt;</text:span></text:span><text:span text:style-name="Source_20_Text"><text:span text:style-name="T303">u32</text:span></text:span><text:span text:style-name="Source_20_Text"><text:span text:style-name="T306">&gt;()</text:span></text:span><text:span text:style-name="Source_20_Text"><text:span text:style-name="T304">.</text:span></text:span><text:span text:style-name="Source_20_Text"><text:span text:style-name="T305">is_ok</text:span></text:span><text:span text:style-name="Source_20_Text"><text:span text:style-name="T306">() </text:span></text:span><text:span text:style-name="Source_20_Text"><text:span text:style-name="T304">=&gt;</text:span></text:span><text:span text:style-name="Source_20_Text"><text:span text:style-name="T306"> {</text:span></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28"><text:span text:style-name="Source_20_Text"><text:span text:style-name="T306"/></text:span></text:p>
      <text:p text:style-name="P327"><text:span text:style-name="Source_20_Text"><text:span text:style-name="T300"/></text:span></text:p>
      <text:p text:style-name="P327"><text:span text:style-name="Source_20_Text"><text:span text:style-name="T300">par ce code : </text:span></text:span></text:p>
      <text:p text:style-name="P329"><text:span text:style-name="T67">s</text:span> <text:span text:style-name="T86">if</text:span> <text:span text:style-name="T67">s</text:span><text:span text:style-name="T54">.</text:span><text:span text:style-name="T66">chars</text:span>()<text:span text:style-name="T54">.</text:span><text:span text:style-name="T312">all</text:span>(<text:span text:style-name="T54">|</text:span><text:span text:style-name="T67">c</text:span><text:span text:style-name="T54">|</text:span> <text:span text:style-name="T67">c</text:span><text:span text:style-name="T54">.</text:span><text:span text:style-name="T66">is_numeric</text:span>()) <text:span text:style-name="T54">&amp;&amp;</text:span> <text:span text:style-name="T54">!</text:span><text:span text:style-name="T67">s</text:span><text:span text:style-name="T54">.</text:span><text:span text:style-name="T66">is_empty</text:span>() <text:span text:style-name="T54">=&gt;</text:span> {</text:p>
      <text:p text:style-name="P26">            <text:span text:style-name="T84">match</text:span><text:span text:style-name="T24"> </text:span><text:span text:style-name="T26">s</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val</text:span><text:span text:style-name="T24">) </text:span><text:span text:style-name="T27">=&gt;</text:span><text:span text:style-name="T24"> {</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 Tâche n°</text:span><text:span text:style-name="T23">{}</text:span><text:span text:style-name="T25"> marquée comme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 L'ID </text:span><text:span text:style-name="T23">{}</text:span><text:span text:style-name="T25"> n'existe pas dans votre liste."</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23">println!</text:span><text:span text:style-name="T24">(</text:span><text:span text:style-name="T25">"'</text:span><text:span text:style-name="T23">{}</text:span><text:span text:style-name="T25">' n'est pas un nombre valide."</text:span><text:span text:style-name="T24">, </text:span><text:span text:style-name="T26">s</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30"><text:span text:style-name="Source_20_Text"><text:span text:style-name="T302"/></text:span></text:p>
      <text:p text:style-name="P330"><text:span text:style-name="Source_20_Text"><text:span text:style-name="T313">Et à la fin de executer_commande, on peut rajouter un message plus explicite pour aider l’utilisateur : </text:span></text:span></text:p>
      <text:p text:style-name="P331"><text:span text:style-name="Source_20_Text"><text:span text:style-name="T314">_</text:span></text:span><text:span text:style-name="Source_20_Text"><text:span text:style-name="T315"> </text:span></text:span><text:span text:style-name="Source_20_Text"><text:span text:style-name="T316">=&gt;</text:span></text:span><text:span text:style-name="Source_20_Text"><text:span text:style-name="T315"> </text:span></text:span><text:span text:style-name="Source_20_Text"><text:span text:style-name="T317">Err</text:span></text:span><text:span text:style-name="Source_20_Text"><text:span text:style-name="T315">(</text:span></text:span><text:span text:style-name="Source_20_Text"><text:span text:style-name="T318">String</text:span></text:span><text:span text:style-name="Source_20_Text"><text:span text:style-name="T316">::</text:span></text:span><text:span text:style-name="Source_20_Text"><text:span text:style-name="T319">from</text:span></text:span><text:span text:style-name="Source_20_Text"><text:span text:style-name="T315">(</text:span></text:span></text:p>
      <text:p text:style-name="P26">            <text:span text:style-name="T25">"Commande non reconnue.</text:span><text:span text:style-name="T28">\n</text:span><text:span text:style-name="T25">\</text:span></text:p>
      <text:p text:style-name="P332">            <text:span text:style-name="T24">Astuce : tapez 'liste' pour voir vos tâches ou un titre pour en ajouter une."</text:span></text:p>
      <text:p text:style-name="P26"><text:soft-page-break/>        <text:span text:style-name="T24">)),</text:span></text:p>
      <text:p text:style-name="P330"><text:span text:style-name="Source_20_Text"><text:span text:style-name="T313"/></text:span></text:p>
      <text:p text:style-name="P333"><text:span text:style-name="Source_20_Text"><text:span text:style-name="T280">2</text:span></text:span><text:span text:style-name="Source_20_Text"><text:span text:style-name="T320">9</text:span></text:span><text:span text:style-name="Source_20_Text"><text:span text:style-name="T321"> </text:span></text:span><text:span text:style-name="Source_20_Text"><text:span text:style-name="T283">—</text:span></text:span><text:span text:style-name="Source_20_Text"><text:span text:style-name="T282"> </text:span></text:span><text:span text:style-name="Source_20_Text"><text:span text:style-name="T320">Optimisations et bonnes pratiques</text:span></text:span></text:p>
      <text:p text:style-name="P333"><text:span text:style-name="Source_20_Text"><text:span text:style-name="T275">2</text:span></text:span><text:span text:style-name="Source_20_Text"><text:span text:style-name="T322">9.1</text:span></text:span><text:span text:style-name="Source_20_Text"><text:span text:style-name="T301"> </text:span></text:span><text:span text:style-name="Source_20_Text"><text:span text:style-name="T277">—</text:span></text:span><text:span text:style-name="Source_20_Text"><text:span text:style-name="T276"> </text:span></text:span><text:span text:style-name="Source_20_Text"><text:span text:style-name="T322">derive</text:span></text:span></text:p>
      <text:p text:style-name="P333"><text:span text:style-name="Source_20_Text"><text:span text:style-name="T323">C'est l'un des outils les plus magiques de Rust. Au lieu d'écrire manuellement des fonctions pour copier une structure ou l'afficher, on demande au compilateur de le faire pour nous. </text:span></text:span></text:p>
      <text:p text:style-name="P333"><text:span text:style-name="Source_20_Text"><text:span text:style-name="T323">On va en voir des exemples dans le point suivant</text:span></text:span></text:p>
      <text:p text:style-name="P333"><text:span text:style-name="Source_20_Text"><text:span text:style-name="T275">2</text:span></text:span><text:span text:style-name="Source_20_Text"><text:span text:style-name="T322">9.2</text:span></text:span><text:span text:style-name="Source_20_Text"><text:span text:style-name="T301"> </text:span></text:span><text:span text:style-name="Source_20_Text"><text:span text:style-name="T277">—</text:span></text:span><text:span text:style-name="Source_20_Text"><text:span text:style-name="T276"> </text:span></text:span><text:span text:style-name="Source_20_Text"><text:span text:style-name="T322">Derive Debug, Derive Clone, Derive PartialEq</text:span></text:span></text:p>
      <text:p text:style-name="P333"><text:span text:style-name="Source_20_Text"><text:span text:style-name="T324">Debug</text:span></text:span><text:span text:style-name="Source_20_Text"><text:span text:style-name="T323"> : Permet d'afficher une structure entière avec </text:span></text:span><text:span text:style-name="Source_20_Text"><text:span text:style-name="T324">println!("{:?}", task);</text:span></text:span><text:span text:style-name="Source_20_Text"><text:span text:style-name="T323">., ce qui n’est normalement pas possible. C'est indispensable pour le débogage. Cela permet d’afficher l’objet en une seule ligne dans la console.</text:span></text:span></text:p>
      <text:p text:style-name="P333"><text:span text:style-name="Source_20_Text"><text:span text:style-name="T324">Clone</text:span></text:span><text:span text:style-name="Source_20_Text"><text:span text:style-name="T323"> : Permet de dupliquer facilement une donnée. C’est très pratique lorsqu’on veut modifier une tâche par exemple.</text:span></text:span></text:p>
      <text:p text:style-name="P333"><text:span text:style-name="Source_20_Text"><text:span text:style-name="T324">PartialEq</text:span></text:span><text:span text:style-name="Source_20_Text"><text:span text:style-name="T323"> : Permet de comparer deux tâches avec </text:span></text:span><text:span text:style-name="Source_20_Text"><text:span text:style-name="T324">==,</text:span></text:span><text:span text:style-name="Source_20_Text"><text:span text:style-name="T323"> en comparant tous les champs 1 par 1.</text:span></text:span></text:p>
      <text:p text:style-name="P333"><text:span text:style-name="Source_20_Text"><text:span text:style-name="T323"/></text:span></text:p>
      <text:p text:style-name="P333"><text:span text:style-name="Source_20_Text"><text:span text:style-name="T323">On peut par exemple placer cette ligne </text:span></text:span></text:p>
      <text:p text:style-name="P334"><text:span text:style-name="Source_20_Text"><text:span text:style-name="T325">#[</text:span></text:span><text:span text:style-name="Source_20_Text"><text:span text:style-name="T326">derive</text:span></text:span><text:span text:style-name="Source_20_Text"><text:span text:style-name="T325">(</text:span></text:span><text:span text:style-name="Source_20_Text"><text:span text:style-name="T327">Debug</text:span></text:span><text:span text:style-name="Source_20_Text"><text:span text:style-name="T325">, </text:span></text:span><text:span text:style-name="Source_20_Text"><text:span text:style-name="T327">Clone</text:span></text:span><text:span text:style-name="Source_20_Text"><text:span text:style-name="T325">, </text:span></text:span><text:span text:style-name="Source_20_Text"><text:span text:style-name="T327">PartialEq</text:span></text:span><text:span text:style-name="Source_20_Text"><text:span text:style-name="T325">)]</text:span></text:span></text:p>
      <text:p text:style-name="P333"><text:span text:style-name="Source_20_Text"><text:span text:style-name="T323"/></text:span></text:p>
      <text:p text:style-name="P333"><text:span text:style-name="Source_20_Text"><text:span text:style-name="T323">Juste devant l’enum dans models.rs, cela permet de dire que tout est affichable et copiable.</text:span></text:span></text:p>
      <text:p text:style-name="P335"><text:span text:style-name="Source_20_Text"><text:span text:style-name="T275">2</text:span></text:span><text:span text:style-name="Source_20_Text"><text:span text:style-name="T322">9.</text:span></text:span><text:span text:style-name="Source_20_Text"><text:span text:style-name="T328">3</text:span></text:span><text:span text:style-name="Source_20_Text"><text:span text:style-name="T301"> </text:span></text:span><text:span text:style-name="Source_20_Text"><text:span text:style-name="T277">—</text:span></text:span><text:span text:style-name="Source_20_Text"><text:span text:style-name="T276"> </text:span></text:span><text:span text:style-name="Source_20_Text"><text:span text:style-name="T328">Patterns idiomatiques</text:span></text:span></text:p>
      <text:p text:style-name="P335"><text:span text:style-name="Source_20_Text"><text:span text:style-name="T329">C'est l'étape où l'on arrête d'écrire du code "qui marche" pour écrire du code "élégant et robuste". En Rust, être idiomatique, c'est utiliser les forces du langage pour éviter les erreurs logiques. </text:span></text:span></text:p>
      <text:p text:style-name="P335"><text:span text:style-name="Source_20_Text"><text:span text:style-name="T329">Le Pattern «Type Safety », c'est de faire en sorte qu'il soit impossible de représenter une tâche invalide dans tout ton programme. </text:span></text:span></text:p>
      <text:p text:style-name="P335"><text:span text:style-name="Source_20_Text"><text:span text:style-name="T329">Par exemple, dans logic.rs : </text:span></text:span></text:p>
      <text:list text:style-name="L44">
        <text:list-item>
          <text:p text:style-name="P336"><text:span text:style-name="T2">Non-idiomatique :</text:span> Utiliser des chaînes de caractères partout (<text:span text:style-name="Source_20_Text">"En cours"</text:span>, <text:span text:style-name="Source_20_Text">"Terminé"</text:span>). Si tu fais une faute de frappe (<text:span text:style-name="Source_20_Text">"Termine"</text:span>), le programme bugge mais compile.</text:p>
        </text:list-item>
        <text:list-item>
          <text:p text:style-name="P336"><text:span text:style-name="T2">Idiomatique :</text:span> Utiliser ton <text:span text:style-name="Source_20_Text">enum Status</text:span>. Le compilateur vérifie pour toi. Si tu essaies d'inventer un statut qui n'existe pas, le code ne compile même pas.</text:p>
        </text:list-item>
      </text:list>
      <text:p text:style-name="P337">Le « Newtype Pattern »</text:p>
      <text:p text:style-name="P335"><text:span text:style-name="Source_20_Text"><text:span text:style-name="T329">Le </text:span></text:span><text:span text:style-name="Source_20_Text"><text:span text:style-name="T330">NewType pattern</text:span></text:span><text:span text:style-name="Source_20_Text"><text:span text:style-name="T329">, c'est l'art d'emballer un type ordinaire (comme une </text:span></text:span><text:span text:style-name="Source_20_Text"><text:span text:style-name="T331">String</text:span></text:span><text:span text:style-name="Source_20_Text"><text:span text:style-name="T329"> ou un </text:span></text:span><text:span text:style-name="Source_20_Text"><text:span text:style-name="T331">u32</text:span></text:span><text:span text:style-name="Source_20_Text"><text:span text:style-name="T329">) dans une "boîte" qui porte un nom précis. </text:span></text:span></text:p>
      <text:p text:style-name="P338">On appelle ça souvent un <text:span text:style-name="T2">Manager</text:span> ou un <text:span text:style-name="T2">Wrapper</text:span>.</text:p>
      <text:p text:style-name="P338">Le NewType n'est qu'une <text:span text:style-name="T2">enveloppe temporaire</text:span>. Elle sert à :</text:p>
      <text:list text:style-name="L45">
        <text:list-item>
          <text:p text:style-name="P339"><text:soft-page-break/><text:span text:style-name="T2">Vérifier</text:span> que la donnée est correcte.</text:p>
        </text:list-item>
        <text:list-item>
          <text:p text:style-name="P339"><text:span text:style-name="T2">Empêcher</text:span> de mélanger des données qui se ressemblent (String vs String).</text:p>
        </text:list-item>
        <text:list-item>
          <text:p text:style-name="P339"><text:span text:style-name="T2">Documenter</text:span> ton code </text:p>
        </text:list-item>
      </text:list>
      <text:p text:style-name="P338"/>
      <text:p text:style-name="P340"><text:span text:style-name="Source_20_Text"><text:span text:style-name="T332">30</text:span></text:span><text:span text:style-name="Source_20_Text"><text:span text:style-name="T321"> </text:span></text:span><text:span text:style-name="Source_20_Text"><text:span text:style-name="T283">—</text:span></text:span><text:span text:style-name="Source_20_Text"><text:span text:style-name="T282"> </text:span></text:span><text:span text:style-name="Source_20_Text"><text:span text:style-name="T332">Bilan et ouverture</text:span></text:span></text:p>
      <text:p text:style-name="P340"><text:span text:style-name="Source_20_Text"><text:span text:style-name="T333">30.1</text:span></text:span><text:span text:style-name="Source_20_Text"><text:span text:style-name="T301"> </text:span></text:span><text:span text:style-name="Source_20_Text"><text:span text:style-name="T277">—</text:span></text:span><text:span text:style-name="Source_20_Text"><text:span text:style-name="T276"> </text:span></text:span><text:span text:style-name="Source_20_Text"><text:span text:style-name="T333">Ce que l’on maitrise désormais</text:span></text:span></text:p>
      <text:list text:style-name="L46">
        <text:list-item>
          <text:p text:style-name="P341"><text:span text:style-name="T127">L'Ownership &amp; le Borrowing : Pourquoi on passe </text:span><text:span text:style-name="Source_20_Text"><text:span text:style-name="T127">&amp;mut list</text:span></text:span><text:span text:style-name="T127"> ou </text:span><text:span text:style-name="Source_20_Text"><text:span text:style-name="T127">&amp;id</text:span></text:span><text:span text:style-name="T127"> (références) au lieu de copier les données.</text:span></text:p>
        </text:list-item>
        <text:list-item>
          <text:p text:style-name="P341"><text:span text:style-name="T127">Le Système de Types : Utiliser des </text:span><text:span text:style-name="Source_20_Text"><text:span text:style-name="T127">Enums</text:span></text:span><text:span text:style-name="T127"> pour le statut et des </text:span><text:span text:style-name="Source_20_Text"><text:span text:style-name="T127">Structs</text:span></text:span><text:span text:style-name="T127"> pour les données.</text:span></text:p>
        </text:list-item>
        <text:list-item>
          <text:p text:style-name="P341"><text:span text:style-name="T127">La Gestion d'Erreurs Moderne : En finir avec les crashs et utiliser </text:span><text:span text:style-name="Source_20_Text"><text:span text:style-name="T127">Result</text:span></text:span><text:span text:style-name="T127">, </text:span><text:span text:style-name="Source_20_Text"><text:span text:style-name="T127">Option</text:span></text:span><text:span text:style-name="T127"> et l'opérateur </text:span><text:span text:style-name="Source_20_Text"><text:span text:style-name="T127">?</text:span></text:span><text:span text:style-name="T127">.</text:span></text:p>
        </text:list-item>
        <text:list-item>
          <text:p text:style-name="P342">La Persistance : Lire et écrire dans un fichier (I/O) et transformer du texte en objets (Parsing).</text:p>
        </text:list-item>
        <text:list-item>
          <text:p text:style-name="P341"><text:span text:style-name="T127">L'Organisation de Code : Séparer le projet en modules (</text:span><text:span text:style-name="Source_20_Text"><text:span text:style-name="T127">main</text:span></text:span><text:span text:style-name="T127">, </text:span><text:span text:style-name="Source_20_Text"><text:span text:style-name="T127">logic</text:span></text:span><text:span text:style-name="T127">, </text:span><text:span text:style-name="Source_20_Text"><text:span text:style-name="T127">models</text:span></text:span><text:span text:style-name="T127">).</text:span></text:p>
        </text:list-item>
      </text:list>
      <text:p text:style-name="P340"><text:span text:style-name="Source_20_Text"><text:span text:style-name="T333">30.2</text:span></text:span><text:span text:style-name="Source_20_Text"><text:span text:style-name="T301"> </text:span></text:span><text:span text:style-name="Source_20_Text"><text:span text:style-name="T277">—</text:span></text:span><text:span text:style-name="Source_20_Text"><text:span text:style-name="T276"> </text:span></text:span><text:span text:style-name="Source_20_Text"><text:span text:style-name="T333">Ce qui manque encore</text:span></text:span></text:p>
      <text:h text:style-name="P343" text:outline-level="4"><text:span text:style-name="Source_20_Text"><text:span text:style-name="T334">1. Les Traits (Le Polymorphisme)</text:span></text:span></text:h>
      <text:p text:style-name="P344"><text:span text:style-name="T127">Pour l'instant, on a utilisé des traits existants (</text:span><text:span text:style-name="Source_20_Text"><text:span text:style-name="T127">Debug</text:span></text:span><text:span text:style-name="T127">, </text:span><text:span text:style-name="Source_20_Text"><text:span text:style-name="T127">Clone</text:span></text:span><text:span text:style-name="T127">). La prochaine étape est d'apprendre à créer les leurs.</text:span></text:p>
      <text:p text:style-name="P345"/>
      <text:h text:style-name="P346" text:outline-level="4"><text:span text:style-name="T127">2. L'Asynchrone (</text:span><text:span text:style-name="Source_20_Text"><text:span text:style-name="T127">async / .await</text:span></text:span><text:span text:style-name="T127">)</text:span></text:h>
      <text:p text:style-name="P345">Actuellement, quand le programme écrit sur le disque, il "s'arrête" et attend la fin de l'écriture. Dans un serveur web, on ne peut pas se permettre d'attendre. L'asynchrone permet de gérer des milliers de tâches en même temps.</text:p>
      <text:h text:style-name="P347" text:outline-level="4">3. La Concurrence (Multithreading)</text:h>
      <text:p text:style-name="P344"><text:span text:style-name="T127">Rust est célèbre pour être "Fearless" (sans peur) face au multithreading. Apprendre à utiliser </text:span><text:span text:style-name="Source_20_Text"><text:span text:style-name="T127">Arc</text:span></text:span><text:span text:style-name="T127"> et </text:span><text:span text:style-name="Source_20_Text"><text:span text:style-name="T127">Mutex</text:span></text:span><text:span text:style-name="T127"> pour partager une liste de tâches entre plusieurs processeurs sans jamais risquer de corruption de données (Data Race).</text:span></text:p>
      <text:p text:style-name="P340"><text:span text:style-name="Source_20_Text"><text:span text:style-name="T33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11T12:38:00.892287900</dc:date>
    <meta:editing-duration>PT16H11M25S</meta:editing-duration>
    <meta:editing-cycles>79</meta:editing-cycles>
    <meta:generator>LibreOffice/25.2.7.2$Windows_X86_64 LibreOffice_project/5cbfd1ab6520636bb5f7b99185aa69bd7456825d</meta:generator>
    <meta:document-statistic meta:table-count="0" meta:image-count="0" meta:object-count="0" meta:page-count="54" meta:paragraph-count="1574" meta:word-count="10954" meta:character-count="73674" meta:non-whitespace-character-count="55406"/>
  </office:meta>
</office:document-meta>
</file>